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test_fa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agnitud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tance (km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s30 (m/s)</text:p>
          </table:table-cell>
          <table:table-cell table:number-columns-repeated="9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Kappa0 (sec)</text:p>
          </table:table-cell>
          <table:table-cell table:number-columns-repeated="9"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Duration (sec)</text:p>
          </table:table-cell>
          <table:table-cell office:value-type="float" office:value="1.36" calcext:value-type="float">
            <text:p>1.36</text:p>
          </table:table-cell>
          <table:table-cell office:value-type="float" office:value="1.53" calcext:value-type="float">
            <text:p>1.53</text:p>
          </table:table-cell>
          <table:table-cell office:value-type="float" office:value="1.97" calcext:value-type="float">
            <text:p>1.97</text:p>
          </table:table-cell>
          <table:table-cell office:value-type="float" office:value="3.28" calcext:value-type="float">
            <text:p>3.28</text:p>
          </table:table-cell>
          <table:table-cell office:value-type="float" office:value="3.45" calcext:value-type="float">
            <text:p>3.45</text:p>
          </table:table-cell>
          <table:table-cell office:value-type="float" office:value="3.89" calcext:value-type="float">
            <text:p>3.89</text:p>
          </table:table-cell>
          <table:table-cell office:value-type="float" office:value="9.37" calcext:value-type="float">
            <text:p>9.37</text:p>
          </table:table-cell>
          <table:table-cell office:value-type="float" office:value="9.53" calcext:value-type="float">
            <text:p>9.53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9" office:value-type="string" calcext:value-type="string">
            <text:p>WNA</text:p>
          </table:table-cell>
        </table:table-row>
        <table:table-row table:style-name="ro1">
          <table:table-cell office:value-type="string" calcext:value-type="string">
            <text:p>Frequency (Hz)</text:p>
          </table:table-cell>
          <table:table-cell table:number-columns-repeated="9" office:value-type="string" calcext:value-type="string">
            <text:p>FA (g-s)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.2E-017" calcext:value-type="float">
            <text:p>5.2E-17</text:p>
          </table:table-cell>
          <table:table-cell office:value-type="float" office:value="3.39E-017" calcext:value-type="float">
            <text:p>3.39E-17</text:p>
          </table:table-cell>
          <table:table-cell office:value-type="float" office:value="4.95E-017" calcext:value-type="float">
            <text:p>4.95E-17</text:p>
          </table:table-cell>
          <table:table-cell office:value-type="float" office:value="0.0000835" calcext:value-type="float">
            <text:p>8.35E-05</text:p>
          </table:table-cell>
          <table:table-cell office:value-type="float" office:value="0.0000546" calcext:value-type="float">
            <text:p>5.46E-05</text:p>
          </table:table-cell>
          <table:table-cell office:value-type="float" office:value="0.0000361" calcext:value-type="float">
            <text:p>3.61E-05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08" calcext:value-type="float">
            <text:p>0.00308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7.99E-017" calcext:value-type="float">
            <text:p>7.99E-17</text:p>
          </table:table-cell>
          <table:table-cell office:value-type="float" office:value="5.24E-017" calcext:value-type="float">
            <text:p>5.24E-17</text:p>
          </table:table-cell>
          <table:table-cell office:value-type="float" office:value="7.72E-017" calcext:value-type="float">
            <text:p>7.72E-17</text:p>
          </table:table-cell>
          <table:table-cell office:value-type="float" office:value="0.0000893" calcext:value-type="float">
            <text:p>8.93E-05</text:p>
          </table:table-cell>
          <table:table-cell office:value-type="float" office:value="0.0000583" calcext:value-type="float">
            <text:p>5.83E-05</text:p>
          </table:table-cell>
          <table:table-cell office:value-type="float" office:value="0.0000383" calcext:value-type="float">
            <text:p>3.83E-05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313" calcext:value-type="float">
            <text:p>0.00313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.23E-016" calcext:value-type="float">
            <text:p>1.23E-16</text:p>
          </table:table-cell>
          <table:table-cell office:value-type="float" office:value="8.1E-017" calcext:value-type="float">
            <text:p>8.1E-17</text:p>
          </table:table-cell>
          <table:table-cell office:value-type="float" office:value="1.21E-016" calcext:value-type="float">
            <text:p>1.21E-16</text:p>
          </table:table-cell>
          <table:table-cell office:value-type="float" office:value="0.0000955" calcext:value-type="float">
            <text:p>9.55E-05</text:p>
          </table:table-cell>
          <table:table-cell office:value-type="float" office:value="0.0000622" calcext:value-type="float">
            <text:p>6.22E-05</text:p>
          </table:table-cell>
          <table:table-cell office:value-type="float" office:value="0.0000407" calcext:value-type="float">
            <text:p>4.07E-05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19" calcext:value-type="float">
            <text:p>0.00319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.89E-016" calcext:value-type="float">
            <text:p>1.89E-16</text:p>
          </table:table-cell>
          <table:table-cell office:value-type="float" office:value="1.25E-016" calcext:value-type="float">
            <text:p>1.25E-16</text:p>
          </table:table-cell>
          <table:table-cell office:value-type="float" office:value="1.88E-016" calcext:value-type="float">
            <text:p>1.88E-1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664" calcext:value-type="float">
            <text:p>6.64E-05</text:p>
          </table:table-cell>
          <table:table-cell office:value-type="float" office:value="0.0000433" calcext:value-type="float">
            <text:p>4.33E-05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324" calcext:value-type="float">
            <text:p>0.00324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1.94E-016" calcext:value-type="float">
            <text:p>1.94E-16</text:p>
          </table:table-cell>
          <table:table-cell office:value-type="float" office:value="2.94E-016" calcext:value-type="float">
            <text:p>2.94E-1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4.45E-016" calcext:value-type="float">
            <text:p>4.45E-16</text:p>
          </table:table-cell>
          <table:table-cell office:value-type="float" office:value="3E-016" calcext:value-type="float">
            <text:p>3E-16</text:p>
          </table:table-cell>
          <table:table-cell office:value-type="float" office:value="4.58E-016" calcext:value-type="float">
            <text:p>4.58E-1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757" calcext:value-type="float">
            <text:p>7.57E-05</text:p>
          </table:table-cell>
          <table:table-cell office:value-type="float" office:value="0.0000489" calcext:value-type="float">
            <text:p>4.89E-05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36" calcext:value-type="float">
            <text:p>0.00336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6.84E-016" calcext:value-type="float">
            <text:p>6.84E-16</text:p>
          </table:table-cell>
          <table:table-cell office:value-type="float" office:value="4.64E-016" calcext:value-type="float">
            <text:p>4.64E-16</text:p>
          </table:table-cell>
          <table:table-cell office:value-type="float" office:value="7.16E-016" calcext:value-type="float">
            <text:p>7.16E-1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808" calcext:value-type="float">
            <text:p>8.08E-05</text:p>
          </table:table-cell>
          <table:table-cell office:value-type="float" office:value="0.0000519" calcext:value-type="float">
            <text:p>5.19E-05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342" calcext:value-type="float">
            <text:p>0.0034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.05E-015" calcext:value-type="float">
            <text:p>1.05E-15</text:p>
          </table:table-cell>
          <table:table-cell office:value-type="float" office:value="7.18E-016" calcext:value-type="float">
            <text:p>7.18E-16</text:p>
          </table:table-cell>
          <table:table-cell office:value-type="float" office:value="1.12E-015" calcext:value-type="float">
            <text:p>1.12E-1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862" calcext:value-type="float">
            <text:p>8.62E-05</text:p>
          </table:table-cell>
          <table:table-cell office:value-type="float" office:value="0.0000552" calcext:value-type="float">
            <text:p>5.52E-05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347" calcext:value-type="float">
            <text:p>0.00347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1.61E-015" calcext:value-type="float">
            <text:p>1.61E-15</text:p>
          </table:table-cell>
          <table:table-cell office:value-type="float" office:value="1.11E-015" calcext:value-type="float">
            <text:p>1.11E-15</text:p>
          </table:table-cell>
          <table:table-cell office:value-type="float" office:value="1.74E-015" calcext:value-type="float">
            <text:p>1.74E-1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0921" calcext:value-type="float">
            <text:p>9.21E-05</text:p>
          </table:table-cell>
          <table:table-cell office:value-type="float" office:value="0.0000587" calcext:value-type="float">
            <text:p>5.87E-05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2.48E-015" calcext:value-type="float">
            <text:p>2.48E-15</text:p>
          </table:table-cell>
          <table:table-cell office:value-type="float" office:value="1.72E-015" calcext:value-type="float">
            <text:p>1.72E-15</text:p>
          </table:table-cell>
          <table:table-cell office:value-type="float" office:value="2.72E-015" calcext:value-type="float">
            <text:p>2.72E-1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0983" calcext:value-type="float">
            <text:p>9.83E-05</text:p>
          </table:table-cell>
          <table:table-cell office:value-type="float" office:value="0.0000623" calcext:value-type="float">
            <text:p>6.23E-0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3.81E-015" calcext:value-type="float">
            <text:p>3.81E-15</text:p>
          </table:table-cell>
          <table:table-cell office:value-type="float" office:value="2.66E-015" calcext:value-type="float">
            <text:p>2.66E-15</text:p>
          </table:table-cell>
          <table:table-cell office:value-type="float" office:value="4.25E-015" calcext:value-type="float">
            <text:p>4.25E-1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662" calcext:value-type="float">
            <text:p>6.62E-05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.85E-015" calcext:value-type="float">
            <text:p>5.85E-15</text:p>
          </table:table-cell>
          <table:table-cell office:value-type="float" office:value="4.11E-015" calcext:value-type="float">
            <text:p>4.11E-15</text:p>
          </table:table-cell>
          <table:table-cell office:value-type="float" office:value="6.63E-015" calcext:value-type="float">
            <text:p>6.63E-1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704" calcext:value-type="float">
            <text:p>7.04E-0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372" calcext:value-type="float">
            <text:p>0.0037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8.99E-015" calcext:value-type="float">
            <text:p>8.99E-15</text:p>
          </table:table-cell>
          <table:table-cell office:value-type="float" office:value="6.36E-015" calcext:value-type="float">
            <text:p>6.36E-15</text:p>
          </table:table-cell>
          <table:table-cell office:value-type="float" office:value="0.0000000000000104" calcext:value-type="float">
            <text:p>1.04E-14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748" calcext:value-type="float">
            <text:p>7.48E-0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379" calcext:value-type="float">
            <text:p>0.00379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000000000000138" calcext:value-type="float">
            <text:p>1.38E-14</text:p>
          </table:table-cell>
          <table:table-cell office:value-type="float" office:value="9.84E-015" calcext:value-type="float">
            <text:p>9.84E-15</text:p>
          </table:table-cell>
          <table:table-cell office:value-type="float" office:value="0.0000000000000162" calcext:value-type="float">
            <text:p>1.62E-1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795" calcext:value-type="float">
            <text:p>7.95E-0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385" calcext:value-type="float">
            <text:p>0.00385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00000000000212" calcext:value-type="float">
            <text:p>2.12E-14</text:p>
          </table:table-cell>
          <table:table-cell office:value-type="float" office:value="0.0000000000000152" calcext:value-type="float">
            <text:p>1.52E-14</text:p>
          </table:table-cell>
          <table:table-cell office:value-type="float" office:value="0.0000000000000252" calcext:value-type="float">
            <text:p>2.52E-1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845" calcext:value-type="float">
            <text:p>8.45E-0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392" calcext:value-type="float">
            <text:p>0.00392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000000000000326" calcext:value-type="float">
            <text:p>3.26E-14</text:p>
          </table:table-cell>
          <table:table-cell office:value-type="float" office:value="0.0000000000000235" calcext:value-type="float">
            <text:p>2.35E-14</text:p>
          </table:table-cell>
          <table:table-cell office:value-type="float" office:value="0.0000000000000394" calcext:value-type="float">
            <text:p>3.94E-14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898" calcext:value-type="float">
            <text:p>8.98E-0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399" calcext:value-type="float">
            <text:p>0.00399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00000000000501" calcext:value-type="float">
            <text:p>5.01E-14</text:p>
          </table:table-cell>
          <table:table-cell office:value-type="float" office:value="0.0000000000000364" calcext:value-type="float">
            <text:p>3.64E-14</text:p>
          </table:table-cell>
          <table:table-cell office:value-type="float" office:value="0.0000000000000615" calcext:value-type="float">
            <text:p>6.15E-14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0954" calcext:value-type="float">
            <text:p>9.54E-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6" calcext:value-type="float">
            <text:p>0.00406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00000000000769" calcext:value-type="float">
            <text:p>7.69E-14</text:p>
          </table:table-cell>
          <table:table-cell office:value-type="float" office:value="0.0000000000000563" calcext:value-type="float">
            <text:p>5.63E-14</text:p>
          </table:table-cell>
          <table:table-cell office:value-type="float" office:value="0.000000000000096" calcext:value-type="float">
            <text:p>9.6E-14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413" calcext:value-type="float">
            <text:p>0.00413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00000000000118" calcext:value-type="float">
            <text:p>1.18E-13</text:p>
          </table:table-cell>
          <table:table-cell office:value-type="float" office:value="0.0000000000000871" calcext:value-type="float">
            <text:p>8.71E-14</text:p>
          </table:table-cell>
          <table:table-cell office:value-type="float" office:value="0.00000000000015" calcext:value-type="float">
            <text:p>1.5E-13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00000000000182" calcext:value-type="float">
            <text:p>1.82E-13</text:p>
          </table:table-cell>
          <table:table-cell office:value-type="float" office:value="0.000000000000135" calcext:value-type="float">
            <text:p>1.35E-13</text:p>
          </table:table-cell>
          <table:table-cell office:value-type="float" office:value="0.000000000000234" calcext:value-type="float">
            <text:p>2.34E-13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00000000000279" calcext:value-type="float">
            <text:p>2.79E-13</text:p>
          </table:table-cell>
          <table:table-cell office:value-type="float" office:value="0.000000000000208" calcext:value-type="float">
            <text:p>2.08E-13</text:p>
          </table:table-cell>
          <table:table-cell office:value-type="float" office:value="0.000000000000365" calcext:value-type="float">
            <text:p>3.65E-13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0.00435" calcext:value-type="float">
            <text:p>0.0043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0000429" calcext:value-type="float">
            <text:p>4.29E-13</text:p>
          </table:table-cell>
          <table:table-cell office:value-type="float" office:value="0.000000000000323" calcext:value-type="float">
            <text:p>3.23E-13</text:p>
          </table:table-cell>
          <table:table-cell office:value-type="float" office:value="0.00000000000057" calcext:value-type="float">
            <text:p>5.7E-1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442" calcext:value-type="float">
            <text:p>0.00442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00000000000659" calcext:value-type="float">
            <text:p>6.59E-13</text:p>
          </table:table-cell>
          <table:table-cell office:value-type="float" office:value="0.000000000000499" calcext:value-type="float">
            <text:p>4.99E-13</text:p>
          </table:table-cell>
          <table:table-cell office:value-type="float" office:value="0.00000000000089" calcext:value-type="float">
            <text:p>8.9E-13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0000000000101" calcext:value-type="float">
            <text:p>1.01E-12</text:p>
          </table:table-cell>
          <table:table-cell office:value-type="float" office:value="0.000000000000772" calcext:value-type="float">
            <text:p>7.72E-13</text:p>
          </table:table-cell>
          <table:table-cell office:value-type="float" office:value="0.00000000000139" calcext:value-type="float">
            <text:p>1.39E-1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0458" calcext:value-type="float">
            <text:p>0.0045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0000000000155" calcext:value-type="float">
            <text:p>1.55E-12</text:p>
          </table:table-cell>
          <table:table-cell office:value-type="float" office:value="0.00000000000119" calcext:value-type="float">
            <text:p>1.19E-12</text:p>
          </table:table-cell>
          <table:table-cell office:value-type="float" office:value="0.00000000000217" calcext:value-type="float">
            <text:p>2.17E-12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466" calcext:value-type="float">
            <text:p>0.00466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000000000239" calcext:value-type="float">
            <text:p>2.39E-12</text:p>
          </table:table-cell>
          <table:table-cell office:value-type="float" office:value="0.00000000000185" calcext:value-type="float">
            <text:p>1.85E-12</text:p>
          </table:table-cell>
          <table:table-cell office:value-type="float" office:value="0.00000000000338" calcext:value-type="float">
            <text:p>3.38E-12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474" calcext:value-type="float">
            <text:p>0.0047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0000000000367" calcext:value-type="float">
            <text:p>3.67E-12</text:p>
          </table:table-cell>
          <table:table-cell office:value-type="float" office:value="0.00000000000286" calcext:value-type="float">
            <text:p>2.86E-12</text:p>
          </table:table-cell>
          <table:table-cell office:value-type="float" office:value="0.00000000000528" calcext:value-type="float">
            <text:p>5.28E-12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482" calcext:value-type="float">
            <text:p>0.00482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0000000000564" calcext:value-type="float">
            <text:p>5.64E-12</text:p>
          </table:table-cell>
          <table:table-cell office:value-type="float" office:value="0.00000000000442" calcext:value-type="float">
            <text:p>4.42E-12</text:p>
          </table:table-cell>
          <table:table-cell office:value-type="float" office:value="0.00000000000825" calcext:value-type="float">
            <text:p>8.25E-12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0000000000866" calcext:value-type="float">
            <text:p>8.66E-12</text:p>
          </table:table-cell>
          <table:table-cell office:value-type="float" office:value="0.00000000000684" calcext:value-type="float">
            <text:p>6.84E-12</text:p>
          </table:table-cell>
          <table:table-cell office:value-type="float" office:value="0.0000000000129" calcext:value-type="float">
            <text:p>1.29E-11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499" calcext:value-type="float">
            <text:p>0.0049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000133" calcext:value-type="float">
            <text:p>1.33E-11</text:p>
          </table:table-cell>
          <table:table-cell office:value-type="float" office:value="0.0000000000106" calcext:value-type="float">
            <text:p>1.06E-11</text:p>
          </table:table-cell>
          <table:table-cell office:value-type="float" office:value="0.0000000000201" calcext:value-type="float">
            <text:p>2.01E-1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0507" calcext:value-type="float">
            <text:p>0.00507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000000000204" calcext:value-type="float">
            <text:p>2.04E-11</text:p>
          </table:table-cell>
          <table:table-cell office:value-type="float" office:value="0.0000000000163" calcext:value-type="float">
            <text:p>1.63E-11</text:p>
          </table:table-cell>
          <table:table-cell office:value-type="float" office:value="0.0000000000313" calcext:value-type="float">
            <text:p>3.13E-1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0515" calcext:value-type="float">
            <text:p>0.00515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000000000313" calcext:value-type="float">
            <text:p>3.13E-11</text:p>
          </table:table-cell>
          <table:table-cell office:value-type="float" office:value="0.0000000000252" calcext:value-type="float">
            <text:p>2.52E-11</text:p>
          </table:table-cell>
          <table:table-cell office:value-type="float" office:value="0.0000000000487" calcext:value-type="float">
            <text:p>4.87E-1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523" calcext:value-type="float">
            <text:p>0.00523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000000000479" calcext:value-type="float">
            <text:p>4.79E-11</text:p>
          </table:table-cell>
          <table:table-cell office:value-type="float" office:value="0.0000000000389" calcext:value-type="float">
            <text:p>3.89E-11</text:p>
          </table:table-cell>
          <table:table-cell office:value-type="float" office:value="0.0000000000759" calcext:value-type="float">
            <text:p>7.59E-11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00000000735" calcext:value-type="float">
            <text:p>7.35E-11</text:p>
          </table:table-cell>
          <table:table-cell office:value-type="float" office:value="0.00000000006" calcext:value-type="float">
            <text:p>6E-11</text:p>
          </table:table-cell>
          <table:table-cell office:value-type="float" office:value="0.000000000118" calcext:value-type="float">
            <text:p>1.18E-10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0539" calcext:value-type="float">
            <text:p>0.00539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00000000113" calcext:value-type="float">
            <text:p>1.13E-10</text:p>
          </table:table-cell>
          <table:table-cell office:value-type="float" office:value="0.0000000000927" calcext:value-type="float">
            <text:p>9.27E-11</text:p>
          </table:table-cell>
          <table:table-cell office:value-type="float" office:value="0.000000000184" calcext:value-type="float">
            <text:p>1.84E-10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0547" calcext:value-type="float">
            <text:p>0.00547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00000000173" calcext:value-type="float">
            <text:p>1.73E-10</text:p>
          </table:table-cell>
          <table:table-cell office:value-type="float" office:value="0.000000000143" calcext:value-type="float">
            <text:p>1.43E-10</text:p>
          </table:table-cell>
          <table:table-cell office:value-type="float" office:value="0.000000000287" calcext:value-type="float">
            <text:p>2.87E-10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" calcext:value-type="float">
            <text:p>0.01</text:p>
          </table:table-cell>
          <table:table-cell office:value-type="float" office:value="0.00555" calcext:value-type="float">
            <text:p>0.0055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00265" calcext:value-type="float">
            <text:p>2.65E-10</text:p>
          </table:table-cell>
          <table:table-cell office:value-type="float" office:value="0.000000000221" calcext:value-type="float">
            <text:p>2.21E-10</text:p>
          </table:table-cell>
          <table:table-cell office:value-type="float" office:value="0.000000000447" calcext:value-type="float">
            <text:p>4.47E-10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563" calcext:value-type="float">
            <text:p>0.00563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00000000405" calcext:value-type="float">
            <text:p>4.05E-10</text:p>
          </table:table-cell>
          <table:table-cell office:value-type="float" office:value="0.000000000341" calcext:value-type="float">
            <text:p>3.41E-10</text:p>
          </table:table-cell>
          <table:table-cell office:value-type="float" office:value="0.000000000696" calcext:value-type="float">
            <text:p>6.96E-10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572" calcext:value-type="float">
            <text:p>0.00572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00000000621" calcext:value-type="float">
            <text:p>6.21E-10</text:p>
          </table:table-cell>
          <table:table-cell office:value-type="float" office:value="0.000000000525" calcext:value-type="float">
            <text:p>5.25E-10</text:p>
          </table:table-cell>
          <table:table-cell office:value-type="float" office:value="0.00000000108" calcext:value-type="float">
            <text:p>1.08E-0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00000000952" calcext:value-type="float">
            <text:p>9.52E-10</text:p>
          </table:table-cell>
          <table:table-cell office:value-type="float" office:value="0.000000000811" calcext:value-type="float">
            <text:p>8.11E-10</text:p>
          </table:table-cell>
          <table:table-cell office:value-type="float" office:value="0.00000000169" calcext:value-type="float">
            <text:p>1.69E-09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589" calcext:value-type="float">
            <text:p>0.00589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0000000146" calcext:value-type="float">
            <text:p>1.46E-09</text:p>
          </table:table-cell>
          <table:table-cell office:value-type="float" office:value="0.00000000125" calcext:value-type="float">
            <text:p>1.25E-09</text:p>
          </table:table-cell>
          <table:table-cell office:value-type="float" office:value="0.00000000263" calcext:value-type="float">
            <text:p>2.63E-09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98" calcext:value-type="float">
            <text:p>0.00598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0000000224" calcext:value-type="float">
            <text:p>2.24E-09</text:p>
          </table:table-cell>
          <table:table-cell office:value-type="float" office:value="0.00000000193" calcext:value-type="float">
            <text:p>1.93E-09</text:p>
          </table:table-cell>
          <table:table-cell office:value-type="float" office:value="0.00000000409" calcext:value-type="float">
            <text:p>4.09E-09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07" calcext:value-type="float">
            <text:p>0.00607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0000000343" calcext:value-type="float">
            <text:p>3.43E-09</text:p>
          </table:table-cell>
          <table:table-cell office:value-type="float" office:value="0.00000000298" calcext:value-type="float">
            <text:p>2.98E-09</text:p>
          </table:table-cell>
          <table:table-cell office:value-type="float" office:value="0.00000000637" calcext:value-type="float">
            <text:p>6.37E-09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616" calcext:value-type="float">
            <text:p>0.006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0526" calcext:value-type="float">
            <text:p>5.26E-09</text:p>
          </table:table-cell>
          <table:table-cell office:value-type="float" office:value="0.0000000046" calcext:value-type="float">
            <text:p>4.6E-09</text:p>
          </table:table-cell>
          <table:table-cell office:value-type="float" office:value="0.00000000993" calcext:value-type="float">
            <text:p>9.93E-0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0000000806" calcext:value-type="float">
            <text:p>8.06E-09</text:p>
          </table:table-cell>
          <table:table-cell office:value-type="float" office:value="0.00000000711" calcext:value-type="float">
            <text:p>7.11E-09</text:p>
          </table:table-cell>
          <table:table-cell office:value-type="float" office:value="0.0000000155" calcext:value-type="float">
            <text:p>1.55E-0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635" calcext:value-type="float">
            <text:p>0.00635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000000124" calcext:value-type="float">
            <text:p>1.24E-08</text:p>
          </table:table-cell>
          <table:table-cell office:value-type="float" office:value="0.000000011" calcext:value-type="float">
            <text:p>1.1E-08</text:p>
          </table:table-cell>
          <table:table-cell office:value-type="float" office:value="0.0000000241" calcext:value-type="float">
            <text:p>2.41E-08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44" calcext:value-type="float">
            <text:p>0.0064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00000189" calcext:value-type="float">
            <text:p>1.89E-08</text:p>
          </table:table-cell>
          <table:table-cell office:value-type="float" office:value="0.0000000169" calcext:value-type="float">
            <text:p>1.69E-08</text:p>
          </table:table-cell>
          <table:table-cell office:value-type="float" office:value="0.0000000375" calcext:value-type="float">
            <text:p>3.75E-08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000000029" calcext:value-type="float">
            <text:p>2.9E-08</text:p>
          </table:table-cell>
          <table:table-cell office:value-type="float" office:value="0.0000000261" calcext:value-type="float">
            <text:p>2.61E-08</text:p>
          </table:table-cell>
          <table:table-cell office:value-type="float" office:value="0.0000000584" calcext:value-type="float">
            <text:p>5.84E-0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64" calcext:value-type="float">
            <text:p>0.0066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000000435" calcext:value-type="float">
            <text:p>4.35E-08</text:p>
          </table:table-cell>
          <table:table-cell office:value-type="float" office:value="0.0000000394" calcext:value-type="float">
            <text:p>3.94E-08</text:p>
          </table:table-cell>
          <table:table-cell office:value-type="float" office:value="0.0000000881" calcext:value-type="float">
            <text:p>8.81E-08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000000653" calcext:value-type="float">
            <text:p>6.53E-08</text:p>
          </table:table-cell>
          <table:table-cell office:value-type="float" office:value="0.0000000594" calcext:value-type="float">
            <text:p>5.94E-08</text:p>
          </table:table-cell>
          <table:table-cell office:value-type="float" office:value="0.000000133" calcext:value-type="float">
            <text:p>1.33E-07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000000979" calcext:value-type="float">
            <text:p>9.79E-08</text:p>
          </table:table-cell>
          <table:table-cell office:value-type="float" office:value="0.0000000895" calcext:value-type="float">
            <text:p>8.95E-08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88" calcext:value-type="float">
            <text:p>0.00688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000000147" calcext:value-type="float">
            <text:p>1.47E-07</text:p>
          </table:table-cell>
          <table:table-cell office:value-type="float" office:value="0.000000135" calcext:value-type="float">
            <text:p>1.35E-07</text:p>
          </table:table-cell>
          <table:table-cell office:value-type="float" office:value="0.000000303" calcext:value-type="float">
            <text:p>3.03E-0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97" calcext:value-type="float">
            <text:p>0.00697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000000216" calcext:value-type="float">
            <text:p>2.16E-07</text:p>
          </table:table-cell>
          <table:table-cell office:value-type="float" office:value="0.000000199" calcext:value-type="float">
            <text:p>1.99E-07</text:p>
          </table:table-cell>
          <table:table-cell office:value-type="float" office:value="0.000000442" calcext:value-type="float">
            <text:p>4.42E-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705" calcext:value-type="float">
            <text:p>0.00705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00000316" calcext:value-type="float">
            <text:p>3.16E-07</text:p>
          </table:table-cell>
          <table:table-cell office:value-type="float" office:value="0.000000292" calcext:value-type="float">
            <text:p>2.92E-07</text:p>
          </table:table-cell>
          <table:table-cell office:value-type="float" office:value="0.000000637" calcext:value-type="float">
            <text:p>6.37E-07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13" calcext:value-type="float">
            <text:p>0.0071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462" calcext:value-type="float">
            <text:p>4.62E-07</text:p>
          </table:table-cell>
          <table:table-cell office:value-type="float" office:value="0.000000427" calcext:value-type="float">
            <text:p>4.27E-07</text:p>
          </table:table-cell>
          <table:table-cell office:value-type="float" office:value="0.000000917" calcext:value-type="float">
            <text:p>9.17E-07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721" calcext:value-type="float">
            <text:p>0.00721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00000676" calcext:value-type="float">
            <text:p>6.76E-07</text:p>
          </table:table-cell>
          <table:table-cell office:value-type="float" office:value="0.000000626" calcext:value-type="float">
            <text:p>6.26E-07</text:p>
          </table:table-cell>
          <table:table-cell office:value-type="float" office:value="0.00000132" calcext:value-type="float">
            <text:p>1.32E-06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729" calcext:value-type="float">
            <text:p>0.00729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00000975" calcext:value-type="float">
            <text:p>9.75E-07</text:p>
          </table:table-cell>
          <table:table-cell office:value-type="float" office:value="0.000000902" calcext:value-type="float">
            <text:p>9.02E-07</text:p>
          </table:table-cell>
          <table:table-cell office:value-type="float" office:value="0.00000185" calcext:value-type="float">
            <text:p>1.85E-06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737" calcext:value-type="float">
            <text:p>0.00737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00000138" calcext:value-type="float">
            <text:p>1.38E-06</text:p>
          </table:table-cell>
          <table:table-cell office:value-type="float" office:value="0.00000127" calcext:value-type="float">
            <text:p>1.27E-06</text:p>
          </table:table-cell>
          <table:table-cell office:value-type="float" office:value="0.0000025" calcext:value-type="float">
            <text:p>2.5E-06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0000195" calcext:value-type="float">
            <text:p>1.95E-06</text:p>
          </table:table-cell>
          <table:table-cell office:value-type="float" office:value="0.00000179" calcext:value-type="float">
            <text:p>1.79E-06</text:p>
          </table:table-cell>
          <table:table-cell office:value-type="float" office:value="0.00000338" calcext:value-type="float">
            <text:p>3.38E-06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752" calcext:value-type="float">
            <text:p>0.0075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276" calcext:value-type="float">
            <text:p>2.76E-06</text:p>
          </table:table-cell>
          <table:table-cell office:value-type="float" office:value="0.00000252" calcext:value-type="float">
            <text:p>2.52E-06</text:p>
          </table:table-cell>
          <table:table-cell office:value-type="float" office:value="0.00000456" calcext:value-type="float">
            <text:p>4.56E-06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759" calcext:value-type="float">
            <text:p>0.00759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00000389" calcext:value-type="float">
            <text:p>3.89E-06</text:p>
          </table:table-cell>
          <table:table-cell office:value-type="float" office:value="0.00000354" calcext:value-type="float">
            <text:p>3.54E-06</text:p>
          </table:table-cell>
          <table:table-cell office:value-type="float" office:value="0.00000611" calcext:value-type="float">
            <text:p>6.11E-0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67" calcext:value-type="float">
            <text:p>0.00767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000525" calcext:value-type="float">
            <text:p>5.25E-06</text:p>
          </table:table-cell>
          <table:table-cell office:value-type="float" office:value="0.00000473" calcext:value-type="float">
            <text:p>4.73E-06</text:p>
          </table:table-cell>
          <table:table-cell office:value-type="float" office:value="0.00000761" calcext:value-type="float">
            <text:p>7.61E-06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775" calcext:value-type="float">
            <text:p>0.00775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00000709" calcext:value-type="float">
            <text:p>7.09E-06</text:p>
          </table:table-cell>
          <table:table-cell office:value-type="float" office:value="0.00000631" calcext:value-type="float">
            <text:p>6.31E-06</text:p>
          </table:table-cell>
          <table:table-cell office:value-type="float" office:value="0.00000948" calcext:value-type="float">
            <text:p>9.48E-06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783" calcext:value-type="float">
            <text:p>0.00783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00000958" calcext:value-type="float">
            <text:p>9.58E-06</text:p>
          </table:table-cell>
          <table:table-cell office:value-type="float" office:value="0.00000842" calcext:value-type="float">
            <text:p>8.42E-06</text:p>
          </table:table-cell>
          <table:table-cell office:value-type="float" office:value="0.0000118" calcext:value-type="float">
            <text:p>1.18E-05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000129" calcext:value-type="float">
            <text:p>1.29E-05</text:p>
          </table:table-cell>
          <table:table-cell office:value-type="float" office:value="0.0000112" calcext:value-type="float">
            <text:p>1.12E-05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98" calcext:value-type="float">
            <text:p>0.0079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000167" calcext:value-type="float">
            <text:p>1.67E-05</text:p>
          </table:table-cell>
          <table:table-cell office:value-type="float" office:value="0.0000142" calcext:value-type="float">
            <text:p>1.42E-05</text:p>
          </table:table-cell>
          <table:table-cell office:value-type="float" office:value="0.0000173" calcext:value-type="float">
            <text:p>1.73E-05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806" calcext:value-type="float">
            <text:p>0.00806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0.0000177" calcext:value-type="float">
            <text:p>1.7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21" calcext:value-type="float">
            <text:p>2.21E-05</text:p>
          </table:table-cell>
          <table:table-cell office:value-type="float" office:value="0.0000232" calcext:value-type="float">
            <text:p>2.32E-0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821" calcext:value-type="float">
            <text:p>0.00821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000344" calcext:value-type="float">
            <text:p>3.44E-05</text:p>
          </table:table-cell>
          <table:table-cell office:value-type="float" office:value="0.0000275" calcext:value-type="float">
            <text:p>2.75E-05</text:p>
          </table:table-cell>
          <table:table-cell office:value-type="float" office:value="0.0000268" calcext:value-type="float">
            <text:p>2.68E-05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29" calcext:value-type="float">
            <text:p>0.00829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000425" calcext:value-type="float">
            <text:p>4.25E-05</text:p>
          </table:table-cell>
          <table:table-cell office:value-type="float" office:value="0.0000333" calcext:value-type="float">
            <text:p>3.33E-05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836" calcext:value-type="float">
            <text:p>0.00836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000509" calcext:value-type="float">
            <text:p>5.09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38" calcext:value-type="float">
            <text:p>3.38E-05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844" calcext:value-type="float">
            <text:p>0.0084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57" calcext:value-type="float">
            <text:p>4.57E-05</text:p>
          </table:table-cell>
          <table:table-cell office:value-type="float" office:value="0.0000375" calcext:value-type="float">
            <text:p>3.75E-05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851" calcext:value-type="float">
            <text:p>0.00851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000731" calcext:value-type="float">
            <text:p>7.31E-05</text:p>
          </table:table-cell>
          <table:table-cell office:value-type="float" office:value="0.0000535" calcext:value-type="float">
            <text:p>5.35E-05</text:p>
          </table:table-cell>
          <table:table-cell office:value-type="float" office:value="0.0000417" calcext:value-type="float">
            <text:p>4.17E-05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859" calcext:value-type="float">
            <text:p>0.00859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000867" calcext:value-type="float">
            <text:p>8.67E-05</text:p>
          </table:table-cell>
          <table:table-cell office:value-type="float" office:value="0.0000621" calcext:value-type="float">
            <text:p>6.21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867" calcext:value-type="float">
            <text:p>0.00867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0000985" calcext:value-type="float">
            <text:p>9.85E-05</text:p>
          </table:table-cell>
          <table:table-cell office:value-type="float" office:value="0.0000695" calcext:value-type="float">
            <text:p>6.95E-05</text:p>
          </table:table-cell>
          <table:table-cell office:value-type="float" office:value="0.0000499" calcext:value-type="float">
            <text:p>4.99E-05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874" calcext:value-type="float">
            <text:p>0.0087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777" calcext:value-type="float">
            <text:p>7.77E-05</text:p>
          </table:table-cell>
          <table:table-cell office:value-type="float" office:value="0.0000542" calcext:value-type="float">
            <text:p>5.42E-0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82" calcext:value-type="float">
            <text:p>0.00882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868" calcext:value-type="float">
            <text:p>8.68E-05</text:p>
          </table:table-cell>
          <table:table-cell office:value-type="float" office:value="0.0000587" calcext:value-type="float">
            <text:p>5.87E-05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889" calcext:value-type="float">
            <text:p>0.00889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971" calcext:value-type="float">
            <text:p>9.71E-05</text:p>
          </table:table-cell>
          <table:table-cell office:value-type="float" office:value="0.0000637" calcext:value-type="float">
            <text:p>6.37E-05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685" calcext:value-type="float">
            <text:p>6.85E-05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905" calcext:value-type="float">
            <text:p>0.0090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736" calcext:value-type="float">
            <text:p>7.36E-05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914" calcext:value-type="float">
            <text:p>0.00914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923" calcext:value-type="float">
            <text:p>0.00923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848" calcext:value-type="float">
            <text:p>8.48E-05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932" calcext:value-type="float">
            <text:p>0.00932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903" calcext:value-type="float">
            <text:p>9.03E-05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939" calcext:value-type="float">
            <text:p>0.00939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955" calcext:value-type="float">
            <text:p>9.55E-0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952" calcext:value-type="float">
            <text:p>0.00952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959" calcext:value-type="float">
            <text:p>0.00959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966" calcext:value-type="float">
            <text:p>0.00966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976" calcext:value-type="float">
            <text:p>0.00976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985" calcext:value-type="float">
            <text:p>0.00985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994" calcext:value-type="float">
            <text:p>0.0099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3" calcext:value-type="float">
            <text:p>0.03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1.306" calcext:value-type="float">
            <text:p>1.306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" calcext:value-type="float">
            <text:p>0.03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1.897" calcext:value-type="float">
            <text:p>1.897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024" calcext:value-type="float">
            <text:p>2.024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057" calcext:value-type="float">
            <text:p>2.05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159" calcext:value-type="float">
            <text:p>2.15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267" calcext:value-type="float">
            <text:p>2.267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2.419" calcext:value-type="float">
            <text:p>2.419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2.459" calcext:value-type="float">
            <text:p>2.459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2.499" calcext:value-type="float">
            <text:p>2.499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2.582" calcext:value-type="float">
            <text:p>2.582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.667" calcext:value-type="float">
            <text:p>2.66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2.755" calcext:value-type="float">
            <text:p>2.755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2.846" calcext:value-type="float">
            <text:p>2.846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2.892" calcext:value-type="float">
            <text:p>2.89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" calcext:value-type="float">
            <text:p>0.03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2.988" calcext:value-type="float">
            <text:p>2.988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3.037" calcext:value-type="float">
            <text:p>3.03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3.086" calcext:value-type="float">
            <text:p>3.08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3.137" calcext:value-type="float">
            <text:p>3.13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3.188" calcext:value-type="float">
            <text:p>3.188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3.293" calcext:value-type="float">
            <text:p>3.293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3.347" calcext:value-type="float">
            <text:p>3.347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3.402" calcext:value-type="float">
            <text:p>3.402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3.458" calcext:value-type="float">
            <text:p>3.458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3.514" calcext:value-type="float">
            <text:p>3.514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3.572" calcext:value-type="float">
            <text:p>3.572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3.689" calcext:value-type="float">
            <text:p>3.689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3.811" calcext:value-type="float">
            <text:p>3.811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3.874" calcext:value-type="float">
            <text:p>3.874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3.937" calcext:value-type="float">
            <text:p>3.937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4.001" calcext:value-type="float">
            <text:p>4.001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float" office:value="4.067" calcext:value-type="float">
            <text:p>4.067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4.133" calcext:value-type="float">
            <text:p>4.133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4.201" calcext:value-type="float">
            <text:p>4.201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4.411" calcext:value-type="float">
            <text:p>4.41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4.483" calcext:value-type="float">
            <text:p>4.483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4.556" calcext:value-type="float">
            <text:p>4.556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4.631" calcext:value-type="float">
            <text:p>4.631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4.707" calcext:value-type="float">
            <text:p>4.707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4.784" calcext:value-type="float">
            <text:p>4.784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4.862" calcext:value-type="float">
            <text:p>4.86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4.941" calcext:value-type="float">
            <text:p>4.941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float" office:value="5.022" calcext:value-type="float">
            <text:p>5.022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" calcext:value-type="float">
            <text:p>0.01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5.104" calcext:value-type="float">
            <text:p>5.104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5.188" calcext:value-type="float">
            <text:p>5.188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5.273" calcext:value-type="float">
            <text:p>5.273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5.359" calcext:value-type="float">
            <text:p>5.359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float" office:value="5.447" calcext:value-type="float">
            <text:p>5.447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float" office:value="5.536" calcext:value-type="float">
            <text:p>5.536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.627" calcext:value-type="float">
            <text:p>5.627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5.719" calcext:value-type="float">
            <text:p>5.719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5.812" calcext:value-type="float">
            <text:p>5.812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5.907" calcext:value-type="float">
            <text:p>5.907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6.004" calcext:value-type="float">
            <text:p>6.004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float" office:value="6.102" calcext:value-type="float">
            <text:p>6.102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float" office:value="6.202" calcext:value-type="float">
            <text:p>6.20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.304" calcext:value-type="float">
            <text:p>6.30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6.407" calcext:value-type="float">
            <text:p>6.40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6.512" calcext:value-type="float">
            <text:p>6.512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6.618" calcext:value-type="float">
            <text:p>6.618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float" office:value="6.726" calcext:value-type="float">
            <text:p>6.726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6.836" calcext:value-type="float">
            <text:p>6.83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6.948" calcext:value-type="float">
            <text:p>6.948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7.062" calcext:value-type="float">
            <text:p>7.062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7.178" calcext:value-type="float">
            <text:p>7.178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7.295" calcext:value-type="float">
            <text:p>7.295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7.414" calcext:value-type="float">
            <text:p>7.414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7.536" calcext:value-type="float">
            <text:p>7.536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float" office:value="7.659" calcext:value-type="float">
            <text:p>7.659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996" calcext:value-type="float">
            <text:p>0.00996</text:p>
          </table:table-cell>
        </table:table-row>
        <table:table-row table:style-name="ro1">
          <table:table-cell office:value-type="float" office:value="7.784" calcext:value-type="float">
            <text:p>7.784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979" calcext:value-type="float">
            <text:p>0.00979</text:p>
          </table:table-cell>
        </table:table-row>
        <table:table-row table:style-name="ro1">
          <table:table-cell office:value-type="float" office:value="7.912" calcext:value-type="float">
            <text:p>7.91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963" calcext:value-type="float">
            <text:p>0.00963</text:p>
          </table:table-cell>
        </table:table-row>
        <table:table-row table:style-name="ro1">
          <table:table-cell office:value-type="float" office:value="8.041" calcext:value-type="float">
            <text:p>8.041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947" calcext:value-type="float">
            <text:p>0.00947</text:p>
          </table:table-cell>
        </table:table-row>
        <table:table-row table:style-name="ro1">
          <table:table-cell office:value-type="float" office:value="8.173" calcext:value-type="float">
            <text:p>8.173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931" calcext:value-type="float">
            <text:p>0.00931</text:p>
          </table:table-cell>
        </table:table-row>
        <table:table-row table:style-name="ro1">
          <table:table-cell office:value-type="float" office:value="8.306" calcext:value-type="float">
            <text:p>8.306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15" calcext:value-type="float">
            <text:p>0.00915</text:p>
          </table:table-cell>
        </table:table-row>
        <table:table-row table:style-name="ro1">
          <table:table-cell office:value-type="float" office:value="8.442" calcext:value-type="float">
            <text:p>8.442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8.581" calcext:value-type="float">
            <text:p>8.58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885" calcext:value-type="float">
            <text:p>0.00885</text:p>
          </table:table-cell>
        </table:table-row>
        <table:table-row table:style-name="ro1">
          <table:table-cell office:value-type="float" office:value="8.721" calcext:value-type="float">
            <text:p>8.721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71" calcext:value-type="float">
            <text:p>0.00871</text:p>
          </table:table-cell>
        </table:table-row>
        <table:table-row table:style-name="ro1">
          <table:table-cell office:value-type="float" office:value="8.864" calcext:value-type="float">
            <text:p>8.864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856" calcext:value-type="float">
            <text:p>0.00856</text:p>
          </table:table-cell>
        </table:table-row>
        <table:table-row table:style-name="ro1">
          <table:table-cell office:value-type="float" office:value="9.009" calcext:value-type="float">
            <text:p>9.009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842" calcext:value-type="float">
            <text:p>0.00842</text:p>
          </table:table-cell>
        </table:table-row>
        <table:table-row table:style-name="ro1">
          <table:table-cell office:value-type="float" office:value="9.156" calcext:value-type="float">
            <text:p>9.156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827" calcext:value-type="float">
            <text:p>0.00827</text:p>
          </table:table-cell>
        </table:table-row>
        <table:table-row table:style-name="ro1">
          <table:table-cell office:value-type="float" office:value="9.306" calcext:value-type="float">
            <text:p>9.306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9.458" calcext:value-type="float">
            <text:p>9.458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799" calcext:value-type="float">
            <text:p>0.00799</text:p>
          </table:table-cell>
        </table:table-row>
        <table:table-row table:style-name="ro1">
          <table:table-cell office:value-type="float" office:value="9.613" calcext:value-type="float">
            <text:p>9.613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785" calcext:value-type="float">
            <text:p>0.00785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0.093" calcext:value-type="float">
            <text:p>10.093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739" calcext:value-type="float">
            <text:p>0.00739</text:p>
          </table:table-cell>
        </table:table-row>
        <table:table-row table:style-name="ro1">
          <table:table-cell office:value-type="float" office:value="10.258" calcext:value-type="float">
            <text:p>10.25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724" calcext:value-type="float">
            <text:p>0.00724</text:p>
          </table:table-cell>
        </table:table-row>
        <table:table-row table:style-name="ro1">
          <table:table-cell office:value-type="float" office:value="10.426" calcext:value-type="float">
            <text:p>10.426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708" calcext:value-type="float">
            <text:p>0.00708</text:p>
          </table:table-cell>
        </table:table-row>
        <table:table-row table:style-name="ro1">
          <table:table-cell office:value-type="float" office:value="10.596" calcext:value-type="float">
            <text:p>10.596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694" calcext:value-type="float">
            <text:p>0.00694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10.946" calcext:value-type="float">
            <text:p>10.946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65" calcext:value-type="float">
            <text:p>0.00665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651" calcext:value-type="float">
            <text:p>0.00651</text:p>
          </table:table-cell>
        </table:table-row>
        <table:table-row table:style-name="ro1">
          <table:table-cell office:value-type="float" office:value="11.307" calcext:value-type="float">
            <text:p>11.30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637" calcext:value-type="float">
            <text:p>0.00637</text:p>
          </table:table-cell>
        </table:table-row>
        <table:table-row table:style-name="ro1">
          <table:table-cell office:value-type="float" office:value="11.492" calcext:value-type="float">
            <text:p>11.492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624" calcext:value-type="float">
            <text:p>0.0062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float" office:value="11.871" calcext:value-type="float">
            <text:p>11.87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596" calcext:value-type="float">
            <text:p>0.00596</text:p>
          </table:table-cell>
        </table:table-row>
        <table:table-row table:style-name="ro1">
          <table:table-cell office:value-type="float" office:value="12.066" calcext:value-type="float">
            <text:p>12.06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0.00582" calcext:value-type="float">
            <text:p>0.00582</text:p>
          </table:table-cell>
        </table:table-row>
        <table:table-row table:style-name="ro1">
          <table:table-cell office:value-type="float" office:value="12.263" calcext:value-type="float">
            <text:p>12.263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0569" calcext:value-type="float">
            <text:p>0.00569</text:p>
          </table:table-cell>
        </table:table-row>
        <table:table-row table:style-name="ro1">
          <table:table-cell office:value-type="float" office:value="12.464" calcext:value-type="float">
            <text:p>12.46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556" calcext:value-type="float">
            <text:p>0.00556</text:p>
          </table:table-cell>
        </table:table-row>
        <table:table-row table:style-name="ro1">
          <table:table-cell office:value-type="float" office:value="12.668" calcext:value-type="float">
            <text:p>12.668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0542" calcext:value-type="float">
            <text:p>0.00542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29" calcext:value-type="float">
            <text:p>0.00529</text:p>
          </table:table-cell>
        </table:table-row>
        <table:table-row table:style-name="ro1">
          <table:table-cell office:value-type="float" office:value="13.086" calcext:value-type="float">
            <text:p>13.086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502" calcext:value-type="float">
            <text:p>0.00502</text:p>
          </table:table-cell>
        </table:table-row>
        <table:table-row table:style-name="ro1">
          <table:table-cell office:value-type="float" office:value="13.517" calcext:value-type="float">
            <text:p>13.517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488" calcext:value-type="float">
            <text:p>0.00488</text:p>
          </table:table-cell>
        </table:table-row>
        <table:table-row table:style-name="ro1">
          <table:table-cell office:value-type="float" office:value="13.738" calcext:value-type="float">
            <text:p>13.738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473" calcext:value-type="float">
            <text:p>0.00473</text:p>
          </table:table-cell>
        </table:table-row>
        <table:table-row table:style-name="ro1">
          <table:table-cell office:value-type="float" office:value="13.963" calcext:value-type="float">
            <text:p>13.963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459" calcext:value-type="float">
            <text:p>0.00459</text:p>
          </table:table-cell>
        </table:table-row>
        <table:table-row table:style-name="ro1">
          <table:table-cell office:value-type="float" office:value="14.192" calcext:value-type="float">
            <text:p>14.192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447" calcext:value-type="float">
            <text:p>0.00447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436" calcext:value-type="float">
            <text:p>0.00436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425" calcext:value-type="float">
            <text:p>0.00425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415" calcext:value-type="float">
            <text:p>0.0041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405" calcext:value-type="float">
            <text:p>0.00405</text:p>
          </table:table-cell>
        </table:table-row>
        <table:table-row table:style-name="ro1">
          <table:table-cell office:value-type="float" office:value="15.392" calcext:value-type="float">
            <text:p>15.39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5.643" calcext:value-type="float">
            <text:p>15.64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00383" calcext:value-type="float">
            <text:p>0.00383</text:p>
          </table:table-cell>
        </table:table-row>
        <table:table-row table:style-name="ro1">
          <table:table-cell office:value-type="float" office:value="15.899" calcext:value-type="float">
            <text:p>15.8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72" calcext:value-type="float">
            <text:p>0.00372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361" calcext:value-type="float">
            <text:p>0.00361</text:p>
          </table:table-cell>
        </table:table-row>
        <table:table-row table:style-name="ro1">
          <table:table-cell office:value-type="float" office:value="16.424" calcext:value-type="float">
            <text:p>16.4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351" calcext:value-type="float">
            <text:p>0.00351</text:p>
          </table:table-cell>
        </table:table-row>
        <table:table-row table:style-name="ro1">
          <table:table-cell office:value-type="float" office:value="16.693" calcext:value-type="float">
            <text:p>16.69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341" calcext:value-type="float">
            <text:p>0.00341</text:p>
          </table:table-cell>
        </table:table-row>
        <table:table-row table:style-name="ro1">
          <table:table-cell office:value-type="float" office:value="16.966" calcext:value-type="float">
            <text:p>16.96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17.243" calcext:value-type="float">
            <text:p>17.24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321" calcext:value-type="float">
            <text:p>0.00321</text:p>
          </table:table-cell>
        </table:table-row>
        <table:table-row table:style-name="ro1">
          <table:table-cell office:value-type="float" office:value="17.526" calcext:value-type="float">
            <text:p>17.526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312" calcext:value-type="float">
            <text:p>0.00312</text:p>
          </table:table-cell>
        </table:table-row>
        <table:table-row table:style-name="ro1">
          <table:table-cell office:value-type="float" office:value="17.812" calcext:value-type="float">
            <text:p>17.81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03" calcext:value-type="float">
            <text:p>0.00303</text:p>
          </table:table-cell>
        </table:table-row>
        <table:table-row table:style-name="ro1">
          <table:table-cell office:value-type="float" office:value="18.104" calcext:value-type="float">
            <text:p>18.104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0293" calcext:value-type="float">
            <text:p>0.0029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285" calcext:value-type="float">
            <text:p>0.00285</text:p>
          </table:table-cell>
        </table:table-row>
        <table:table-row table:style-name="ro1">
          <table:table-cell office:value-type="float" office:value="18.701" calcext:value-type="float">
            <text:p>18.701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276" calcext:value-type="float">
            <text:p>0.00276</text:p>
          </table:table-cell>
        </table:table-row>
        <table:table-row table:style-name="ro1">
          <table:table-cell office:value-type="float" office:value="19.007" calcext:value-type="float">
            <text:p>19.007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267" calcext:value-type="float">
            <text:p>0.00267</text:p>
          </table:table-cell>
        </table:table-row>
        <table:table-row table:style-name="ro1">
          <table:table-cell office:value-type="float" office:value="19.318" calcext:value-type="float">
            <text:p>19.318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0259" calcext:value-type="float">
            <text:p>0.00259</text:p>
          </table:table-cell>
        </table:table-row>
        <table:table-row table:style-name="ro1">
          <table:table-cell office:value-type="float" office:value="19.634" calcext:value-type="float">
            <text:p>19.634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float" office:value="19.956" calcext:value-type="float">
            <text:p>19.956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243" calcext:value-type="float">
            <text:p>0.00243</text:p>
          </table:table-cell>
        </table:table-row>
        <table:table-row table:style-name="ro1">
          <table:table-cell office:value-type="float" office:value="20.282" calcext:value-type="float">
            <text:p>20.282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236" calcext:value-type="float">
            <text:p>0.00236</text:p>
          </table:table-cell>
        </table:table-row>
        <table:table-row table:style-name="ro1">
          <table:table-cell office:value-type="float" office:value="20.614" calcext:value-type="float">
            <text:p>20.614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office:value-type="float" office:value="20.951" calcext:value-type="float">
            <text:p>20.951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221" calcext:value-type="float">
            <text:p>0.00221</text:p>
          </table:table-cell>
        </table:table-row>
        <table:table-row table:style-name="ro1">
          <table:table-cell office:value-type="float" office:value="21.294" calcext:value-type="float">
            <text:p>21.294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float" office:value="21.643" calcext:value-type="float">
            <text:p>21.643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207" calcext:value-type="float">
            <text:p>0.00207</text:p>
          </table:table-cell>
        </table:table-row>
        <table:table-row table:style-name="ro1">
          <table:table-cell office:value-type="float" office:value="21.997" calcext:value-type="float">
            <text:p>21.997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201" calcext:value-type="float">
            <text:p>0.00201</text:p>
          </table:table-cell>
        </table:table-row>
        <table:table-row table:style-name="ro1">
          <table:table-cell office:value-type="float" office:value="22.357" calcext:value-type="float">
            <text:p>22.357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94" calcext:value-type="float">
            <text:p>0.00194</text:p>
          </table:table-cell>
        </table:table-row>
        <table:table-row table:style-name="ro1">
          <table:table-cell office:value-type="float" office:value="22.723" calcext:value-type="float">
            <text:p>22.723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float" office:value="23.094" calcext:value-type="float">
            <text:p>23.094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183" calcext:value-type="float">
            <text:p>0.00183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71" calcext:value-type="float">
            <text:p>0.00171</text:p>
          </table:table-cell>
        </table:table-row>
        <table:table-row table:style-name="ro1">
          <table:table-cell office:value-type="float" office:value="24.247" calcext:value-type="float">
            <text:p>24.247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5" calcext:value-type="float">
            <text:p>0.00165</text:p>
          </table:table-cell>
        </table:table-row>
        <table:table-row table:style-name="ro1">
          <table:table-cell office:value-type="float" office:value="24.644" calcext:value-type="float">
            <text:p>24.644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25.047" calcext:value-type="float">
            <text:p>25.047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154" calcext:value-type="float">
            <text:p>0.00154</text:p>
          </table:table-cell>
        </table:table-row>
        <table:table-row table:style-name="ro1">
          <table:table-cell office:value-type="float" office:value="25.457" calcext:value-type="float">
            <text:p>25.457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25.873" calcext:value-type="float">
            <text:p>25.873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46" calcext:value-type="float">
            <text:p>0.00146</text:p>
          </table:table-cell>
        </table:table-row>
        <table:table-row table:style-name="ro1">
          <table:table-cell office:value-type="float" office:value="26.297" calcext:value-type="float">
            <text:p>26.297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1" calcext:value-type="float">
            <text:p>0.00141</text:p>
          </table:table-cell>
        </table:table-row>
        <table:table-row table:style-name="ro1">
          <table:table-cell office:value-type="float" office:value="26.727" calcext:value-type="float">
            <text:p>26.727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float" office:value="27.164" calcext:value-type="float">
            <text:p>27.164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32" calcext:value-type="float">
            <text:p>0.00132</text:p>
          </table:table-cell>
        </table:table-row>
        <table:table-row table:style-name="ro1">
          <table:table-cell office:value-type="float" office:value="27.609" calcext:value-type="float">
            <text:p>27.609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27" calcext:value-type="float">
            <text:p>0.00127</text:p>
          </table:table-cell>
        </table:table-row>
        <table:table-row table:style-name="ro1">
          <table:table-cell office:value-type="float" office:value="28.061" calcext:value-type="float">
            <text:p>28.06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23" calcext:value-type="float">
            <text:p>0.00123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18" calcext:value-type="float">
            <text:p>0.00118</text:p>
          </table:table-cell>
        </table:table-row>
        <table:table-row table:style-name="ro1">
          <table:table-cell office:value-type="float" office:value="28.986" calcext:value-type="float">
            <text:p>28.98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0955" calcext:value-type="float">
            <text:p>9.55E-05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15" calcext:value-type="float">
            <text:p>0.00115</text:p>
          </table:table-cell>
        </table:table-row>
        <table:table-row table:style-name="ro1">
          <table:table-cell office:value-type="float" office:value="29.461" calcext:value-type="float">
            <text:p>29.461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0921" calcext:value-type="float">
            <text:p>9.21E-0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29.943" calcext:value-type="float">
            <text:p>29.943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float" office:value="30.433" calcext:value-type="float">
            <text:p>30.4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856" calcext:value-type="float">
            <text:p>8.56E-0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float" office:value="30.931" calcext:value-type="float">
            <text:p>30.931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0822" calcext:value-type="float">
            <text:p>8.22E-05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31.437" calcext:value-type="float">
            <text:p>31.43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788" calcext:value-type="float">
            <text:p>7.88E-05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float" office:value="31.951" calcext:value-type="float">
            <text:p>31.951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0756" calcext:value-type="float">
            <text:p>7.56E-05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946" calcext:value-type="float">
            <text:p>0.000946</text:p>
          </table:table-cell>
        </table:table-row>
        <table:table-row table:style-name="ro1">
          <table:table-cell office:value-type="float" office:value="32.474" calcext:value-type="float">
            <text:p>32.474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725" calcext:value-type="float">
            <text:p>7.25E-05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914" calcext:value-type="float">
            <text:p>0.000914</text:p>
          </table:table-cell>
        </table:table-row>
        <table:table-row table:style-name="ro1">
          <table:table-cell office:value-type="float" office:value="33.006" calcext:value-type="float">
            <text:p>33.00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695" calcext:value-type="float">
            <text:p>6.95E-05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83" calcext:value-type="float">
            <text:p>0.000883</text:p>
          </table:table-cell>
        </table:table-row>
        <table:table-row table:style-name="ro1">
          <table:table-cell office:value-type="float" office:value="33.546" calcext:value-type="float">
            <text:p>33.54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666" calcext:value-type="float">
            <text:p>6.66E-0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852" calcext:value-type="float">
            <text:p>0.000852</text:p>
          </table:table-cell>
        </table:table-row>
        <table:table-row table:style-name="ro1">
          <table:table-cell office:value-type="float" office:value="34.095" calcext:value-type="float">
            <text:p>34.09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638" calcext:value-type="float">
            <text:p>6.38E-05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23" calcext:value-type="float">
            <text:p>0.000823</text:p>
          </table:table-cell>
        </table:table-row>
        <table:table-row table:style-name="ro1">
          <table:table-cell office:value-type="float" office:value="34.652" calcext:value-type="float">
            <text:p>34.65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611" calcext:value-type="float">
            <text:p>6.11E-05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794" calcext:value-type="float">
            <text:p>0.000794</text:p>
          </table:table-cell>
        </table:table-row>
        <table:table-row table:style-name="ro1">
          <table:table-cell office:value-type="float" office:value="35.219" calcext:value-type="float">
            <text:p>35.219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68" calcext:value-type="float">
            <text:p>0.000768</text:p>
          </table:table-cell>
        </table:table-row>
        <table:table-row table:style-name="ro1">
          <table:table-cell office:value-type="float" office:value="35.796" calcext:value-type="float">
            <text:p>35.79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566" calcext:value-type="float">
            <text:p>5.66E-05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0748" calcext:value-type="float">
            <text:p>0.000748</text:p>
          </table:table-cell>
        </table:table-row>
        <table:table-row table:style-name="ro1">
          <table:table-cell office:value-type="float" office:value="36.382" calcext:value-type="float">
            <text:p>36.38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546" calcext:value-type="float">
            <text:p>5.46E-05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728" calcext:value-type="float">
            <text:p>0.000728</text:p>
          </table:table-cell>
        </table:table-row>
        <table:table-row table:style-name="ro1">
          <table:table-cell office:value-type="float" office:value="36.977" calcext:value-type="float">
            <text:p>36.97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527" calcext:value-type="float">
            <text:p>5.27E-0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09" calcext:value-type="float">
            <text:p>0.000709</text:p>
          </table:table-cell>
        </table:table-row>
        <table:table-row table:style-name="ro1">
          <table:table-cell office:value-type="float" office:value="37.582" calcext:value-type="float">
            <text:p>37.58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971" calcext:value-type="float">
            <text:p>9.71E-05</text:p>
          </table:table-cell>
          <table:table-cell office:value-type="float" office:value="0.0000508" calcext:value-type="float">
            <text:p>5.08E-05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38.197" calcext:value-type="float">
            <text:p>38.19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921" calcext:value-type="float">
            <text:p>9.21E-05</text:p>
          </table:table-cell>
          <table:table-cell office:value-type="float" office:value="0.0000485" calcext:value-type="float">
            <text:p>4.85E-05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666" calcext:value-type="float">
            <text:p>0.000666</text:p>
          </table:table-cell>
        </table:table-row>
        <table:table-row table:style-name="ro1">
          <table:table-cell office:value-type="float" office:value="38.822" calcext:value-type="float">
            <text:p>38.82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871" calcext:value-type="float">
            <text:p>8.71E-05</text:p>
          </table:table-cell>
          <table:table-cell office:value-type="float" office:value="0.0000462" calcext:value-type="float">
            <text:p>4.62E-05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641" calcext:value-type="float">
            <text:p>0.000641</text:p>
          </table:table-cell>
        </table:table-row>
        <table:table-row table:style-name="ro1">
          <table:table-cell office:value-type="float" office:value="39.457" calcext:value-type="float">
            <text:p>39.45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825" calcext:value-type="float">
            <text:p>8.25E-05</text:p>
          </table:table-cell>
          <table:table-cell office:value-type="float" office:value="0.0000441" calcext:value-type="float">
            <text:p>4.41E-05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618" calcext:value-type="float">
            <text:p>0.000618</text:p>
          </table:table-cell>
        </table:table-row>
        <table:table-row table:style-name="ro1">
          <table:table-cell office:value-type="float" office:value="40.103" calcext:value-type="float">
            <text:p>40.10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781" calcext:value-type="float">
            <text:p>7.81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595" calcext:value-type="float">
            <text:p>0.000595</text:p>
          </table:table-cell>
        </table:table-row>
        <table:table-row table:style-name="ro1">
          <table:table-cell office:value-type="float" office:value="40.759" calcext:value-type="float">
            <text:p>40.75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742" calcext:value-type="float">
            <text:p>7.42E-05</text:p>
          </table:table-cell>
          <table:table-cell office:value-type="float" office:value="0.0000402" calcext:value-type="float">
            <text:p>4.02E-05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0576" calcext:value-type="float">
            <text:p>0.000576</text:p>
          </table:table-cell>
        </table:table-row>
        <table:table-row table:style-name="ro1">
          <table:table-cell office:value-type="float" office:value="41.426" calcext:value-type="float">
            <text:p>41.42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708" calcext:value-type="float">
            <text:p>7.08E-05</text:p>
          </table:table-cell>
          <table:table-cell office:value-type="float" office:value="0.0000386" calcext:value-type="float">
            <text:p>3.86E-05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0559" calcext:value-type="float">
            <text:p>0.000559</text:p>
          </table:table-cell>
        </table:table-row>
        <table:table-row table:style-name="ro1">
          <table:table-cell office:value-type="float" office:value="42.104" calcext:value-type="float">
            <text:p>42.10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675" calcext:value-type="float">
            <text:p>6.75E-05</text:p>
          </table:table-cell>
          <table:table-cell office:value-type="float" office:value="0.0000371" calcext:value-type="float">
            <text:p>3.71E-05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0543" calcext:value-type="float">
            <text:p>0.000543</text:p>
          </table:table-cell>
        </table:table-row>
        <table:table-row table:style-name="ro1">
          <table:table-cell office:value-type="float" office:value="42.793" calcext:value-type="float">
            <text:p>42.79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643" calcext:value-type="float">
            <text:p>6.43E-05</text:p>
          </table:table-cell>
          <table:table-cell office:value-type="float" office:value="0.0000356" calcext:value-type="float">
            <text:p>3.56E-05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float" office:value="43.493" calcext:value-type="float">
            <text:p>43.493</text:p>
          </table:table-cell>
          <table:table-cell office:value-type="float" office:value="0.0000956" calcext:value-type="float">
            <text:p>9.56E-05</text:p>
          </table:table-cell>
          <table:table-cell office:value-type="float" office:value="0.0000612" calcext:value-type="float">
            <text:p>6.12E-05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float" office:value="44.205" calcext:value-type="float">
            <text:p>44.205</text:p>
          </table:table-cell>
          <table:table-cell office:value-type="float" office:value="0.0000899" calcext:value-type="float">
            <text:p>8.99E-05</text:p>
          </table:table-cell>
          <table:table-cell office:value-type="float" office:value="0.0000577" calcext:value-type="float">
            <text:p>5.77E-05</text:p>
          </table:table-cell>
          <table:table-cell office:value-type="float" office:value="0.0000324" calcext:value-type="float">
            <text:p>3.24E-05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44.928" calcext:value-type="float">
            <text:p>44.928</text:p>
          </table:table-cell>
          <table:table-cell office:value-type="float" office:value="0.0000846" calcext:value-type="float">
            <text:p>8.46E-05</text:p>
          </table:table-cell>
          <table:table-cell office:value-type="float" office:value="0.0000545" calcext:value-type="float">
            <text:p>5.45E-05</text:p>
          </table:table-cell>
          <table:table-cell office:value-type="float" office:value="0.0000308" calcext:value-type="float">
            <text:p>3.08E-0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474" calcext:value-type="float">
            <text:p>0.000474</text:p>
          </table:table-cell>
        </table:table-row>
        <table:table-row table:style-name="ro1">
          <table:table-cell office:value-type="float" office:value="45.663" calcext:value-type="float">
            <text:p>45.663</text:p>
          </table:table-cell>
          <table:table-cell office:value-type="float" office:value="0.0000796" calcext:value-type="float">
            <text:p>7.96E-05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0.0000294" calcext:value-type="float">
            <text:p>2.94E-05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457" calcext:value-type="float">
            <text:p>0.000457</text:p>
          </table:table-cell>
        </table:table-row>
        <table:table-row table:style-name="ro1">
          <table:table-cell office:value-type="float" office:value="46.411" calcext:value-type="float">
            <text:p>46.411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486" calcext:value-type="float">
            <text:p>4.86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441" calcext:value-type="float">
            <text:p>0.000441</text:p>
          </table:table-cell>
        </table:table-row>
        <table:table-row table:style-name="ro1">
          <table:table-cell office:value-type="float" office:value="47.17" calcext:value-type="float">
            <text:p>47.17</text:p>
          </table:table-cell>
          <table:table-cell office:value-type="float" office:value="0.0000699" calcext:value-type="float">
            <text:p>6.99E-05</text:p>
          </table:table-cell>
          <table:table-cell office:value-type="float" office:value="0.0000455" calcext:value-type="float">
            <text:p>4.55E-05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422" calcext:value-type="float">
            <text:p>0.000422</text:p>
          </table:table-cell>
        </table:table-row>
        <table:table-row table:style-name="ro1">
          <table:table-cell office:value-type="float" office:value="47.942" calcext:value-type="float">
            <text:p>47.942</text:p>
          </table:table-cell>
          <table:table-cell office:value-type="float" office:value="0.0000653" calcext:value-type="float">
            <text:p>6.53E-05</text:p>
          </table:table-cell>
          <table:table-cell office:value-type="float" office:value="0.0000425" calcext:value-type="float">
            <text:p>4.25E-05</text:p>
          </table:table-cell>
          <table:table-cell office:value-type="float" office:value="0.0000248" calcext:value-type="float">
            <text:p>2.48E-0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954" calcext:value-type="float">
            <text:p>9.54E-05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403" calcext:value-type="float">
            <text:p>0.000403</text:p>
          </table:table-cell>
        </table:table-row>
        <table:table-row table:style-name="ro1">
          <table:table-cell office:value-type="float" office:value="48.726" calcext:value-type="float">
            <text:p>48.726</text:p>
          </table:table-cell>
          <table:table-cell office:value-type="float" office:value="0.0000609" calcext:value-type="float">
            <text:p>6.09E-05</text:p>
          </table:table-cell>
          <table:table-cell office:value-type="float" office:value="0.0000398" calcext:value-type="float">
            <text:p>3.98E-05</text:p>
          </table:table-cell>
          <table:table-cell office:value-type="float" office:value="0.0000233" calcext:value-type="float">
            <text:p>2.33E-0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901" calcext:value-type="float">
            <text:p>9.01E-05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385" calcext:value-type="float">
            <text:p>0.000385</text:p>
          </table:table-cell>
        </table:table-row>
        <table:table-row table:style-name="ro1">
          <table:table-cell office:value-type="float" office:value="49.524" calcext:value-type="float">
            <text:p>49.524</text:p>
          </table:table-cell>
          <table:table-cell office:value-type="float" office:value="0.0000568" calcext:value-type="float">
            <text:p>5.68E-05</text:p>
          </table:table-cell>
          <table:table-cell office:value-type="float" office:value="0.0000372" calcext:value-type="float">
            <text:p>3.72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369" calcext:value-type="float">
            <text:p>0.000369</text:p>
          </table:table-cell>
        </table:table-row>
        <table:table-row table:style-name="ro1">
          <table:table-cell office:value-type="float" office:value="50.334" calcext:value-type="float">
            <text:p>50.334</text:p>
          </table:table-cell>
          <table:table-cell office:value-type="float" office:value="0.0000555" calcext:value-type="float">
            <text:p>5.55E-05</text:p>
          </table:table-cell>
          <table:table-cell office:value-type="float" office:value="0.0000364" calcext:value-type="float">
            <text:p>3.64E-05</text:p>
          </table:table-cell>
          <table:table-cell office:value-type="float" office:value="0.0000216" calcext:value-type="float">
            <text:p>2.16E-0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836" calcext:value-type="float">
            <text:p>8.36E-05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364" calcext:value-type="float">
            <text:p>0.000364</text:p>
          </table:table-cell>
        </table:table-row>
        <table:table-row table:style-name="ro1">
          <table:table-cell office:value-type="float" office:value="51.158" calcext:value-type="float">
            <text:p>51.158</text:p>
          </table:table-cell>
          <table:table-cell office:value-type="float" office:value="0.0000554" calcext:value-type="float">
            <text:p>5.54E-05</text:p>
          </table:table-cell>
          <table:table-cell office:value-type="float" office:value="0.0000364" calcext:value-type="float">
            <text:p>3.64E-05</text:p>
          </table:table-cell>
          <table:table-cell office:value-type="float" office:value="0.0000216" calcext:value-type="float">
            <text:p>2.16E-0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837" calcext:value-type="float">
            <text:p>8.37E-05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51.995" calcext:value-type="float">
            <text:p>51.995</text:p>
          </table:table-cell>
          <table:table-cell office:value-type="float" office:value="0.0000553" calcext:value-type="float">
            <text:p>5.53E-05</text:p>
          </table:table-cell>
          <table:table-cell office:value-type="float" office:value="0.0000363" calcext:value-type="float">
            <text:p>3.63E-05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838" calcext:value-type="float">
            <text:p>8.38E-05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0366" calcext:value-type="float">
            <text:p>0.000366</text:p>
          </table:table-cell>
        </table:table-row>
        <table:table-row table:style-name="ro1">
          <table:table-cell office:value-type="float" office:value="52.846" calcext:value-type="float">
            <text:p>52.846</text:p>
          </table:table-cell>
          <table:table-cell office:value-type="float" office:value="0.0000552" calcext:value-type="float">
            <text:p>5.52E-05</text:p>
          </table:table-cell>
          <table:table-cell office:value-type="float" office:value="0.0000363" calcext:value-type="float">
            <text:p>3.63E-05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839" calcext:value-type="float">
            <text:p>8.39E-05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366" calcext:value-type="float">
            <text:p>0.000366</text:p>
          </table:table-cell>
        </table:table-row>
        <table:table-row table:style-name="ro1">
          <table:table-cell office:value-type="float" office:value="53.71" calcext:value-type="float">
            <text:p>53.71</text:p>
          </table:table-cell>
          <table:table-cell office:value-type="float" office:value="0.0000548" calcext:value-type="float">
            <text:p>5.48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214" calcext:value-type="float">
            <text:p>2.14E-0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836" calcext:value-type="float">
            <text:p>8.36E-05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54.589" calcext:value-type="float">
            <text:p>54.589</text:p>
          </table:table-cell>
          <table:table-cell office:value-type="float" office:value="0.0000541" calcext:value-type="float">
            <text:p>5.41E-05</text:p>
          </table:table-cell>
          <table:table-cell office:value-type="float" office:value="0.0000356" calcext:value-type="float">
            <text:p>3.56E-05</text:p>
          </table:table-cell>
          <table:table-cell office:value-type="float" office:value="0.0000211" calcext:value-type="float">
            <text:p>2.11E-0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826" calcext:value-type="float">
            <text:p>8.26E-0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362" calcext:value-type="float">
            <text:p>0.000362</text:p>
          </table:table-cell>
        </table:table-row>
        <table:table-row table:style-name="ro1">
          <table:table-cell office:value-type="float" office:value="55.482" calcext:value-type="float">
            <text:p>55.482</text:p>
          </table:table-cell>
          <table:table-cell office:value-type="float" office:value="0.0000533" calcext:value-type="float">
            <text:p>5.33E-05</text:p>
          </table:table-cell>
          <table:table-cell office:value-type="float" office:value="0.0000351" calcext:value-type="float">
            <text:p>3.51E-05</text:p>
          </table:table-cell>
          <table:table-cell office:value-type="float" office:value="0.0000209" calcext:value-type="float">
            <text:p>2.09E-0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817" calcext:value-type="float">
            <text:p>8.17E-0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00358" calcext:value-type="float">
            <text:p>0.000358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0.0000526" calcext:value-type="float">
            <text:p>5.26E-05</text:p>
          </table:table-cell>
          <table:table-cell office:value-type="float" office:value="0.0000346" calcext:value-type="float">
            <text:p>3.46E-05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808" calcext:value-type="float">
            <text:p>8.08E-0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354" calcext:value-type="float">
            <text:p>0.000354</text:p>
          </table:table-cell>
        </table:table-row>
        <table:table-row table:style-name="ro1">
          <table:table-cell office:value-type="float" office:value="57.313" calcext:value-type="float">
            <text:p>57.313</text:p>
          </table:table-cell>
          <table:table-cell office:value-type="float" office:value="0.0000519" calcext:value-type="float">
            <text:p>5.19E-05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0.0000203" calcext:value-type="float">
            <text:p>2.03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798" calcext:value-type="float">
            <text:p>7.98E-0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58.251" calcext:value-type="float">
            <text:p>58.251</text:p>
          </table:table-cell>
          <table:table-cell office:value-type="float" office:value="0.0000509" calcext:value-type="float">
            <text:p>5.09E-05</text:p>
          </table:table-cell>
          <table:table-cell office:value-type="float" office:value="0.0000335" calcext:value-type="float">
            <text:p>3.35E-05</text:p>
          </table:table-cell>
          <table:table-cell office:value-type="float" office:value="0.0000199" calcext:value-type="float">
            <text:p>1.99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785" calcext:value-type="float">
            <text:p>7.85E-05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345" calcext:value-type="float">
            <text:p>0.000345</text:p>
          </table:table-cell>
        </table:table-row>
        <table:table-row table:style-name="ro1">
          <table:table-cell office:value-type="float" office:value="59.204" calcext:value-type="float">
            <text:p>59.20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329" calcext:value-type="float">
            <text:p>3.29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773" calcext:value-type="float">
            <text:p>7.73E-05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341" calcext:value-type="float">
            <text:p>0.000341</text:p>
          </table:table-cell>
        </table:table-row>
        <table:table-row table:style-name="ro1">
          <table:table-cell office:value-type="float" office:value="60.173" calcext:value-type="float">
            <text:p>60.17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323" calcext:value-type="float">
            <text:p>3.23E-05</text:p>
          </table:table-cell>
          <table:table-cell office:value-type="float" office:value="0.0000192" calcext:value-type="float">
            <text:p>1.92E-0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float" office:value="61.158" calcext:value-type="float">
            <text:p>61.158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0.0000317" calcext:value-type="float">
            <text:p>3.17E-05</text:p>
          </table:table-cell>
          <table:table-cell office:value-type="float" office:value="0.0000189" calcext:value-type="float">
            <text:p>1.89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748" calcext:value-type="float">
            <text:p>7.48E-05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332" calcext:value-type="float">
            <text:p>0.000332</text:p>
          </table:table-cell>
        </table:table-row>
        <table:table-row table:style-name="ro1">
          <table:table-cell office:value-type="float" office:value="62.158" calcext:value-type="float">
            <text:p>62.158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.0000311" calcext:value-type="float">
            <text:p>3.11E-05</text:p>
          </table:table-cell>
          <table:table-cell office:value-type="float" office:value="0.0000186" calcext:value-type="float">
            <text:p>1.86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735" calcext:value-type="float">
            <text:p>7.35E-05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327" calcext:value-type="float">
            <text:p>0.000327</text:p>
          </table:table-cell>
        </table:table-row>
        <table:table-row table:style-name="ro1">
          <table:table-cell office:value-type="float" office:value="63.175" calcext:value-type="float">
            <text:p>63.175</text:p>
          </table:table-cell>
          <table:table-cell office:value-type="float" office:value="0.0000462" calcext:value-type="float">
            <text:p>4.62E-05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.0000182" calcext:value-type="float">
            <text:p>1.82E-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722" calcext:value-type="float">
            <text:p>7.22E-05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322" calcext:value-type="float">
            <text:p>0.000322</text:p>
          </table:table-cell>
        </table:table-row>
        <table:table-row table:style-name="ro1">
          <table:table-cell office:value-type="float" office:value="64.209" calcext:value-type="float">
            <text:p>64.209</text:p>
          </table:table-cell>
          <table:table-cell office:value-type="float" office:value="0.0000452" calcext:value-type="float">
            <text:p>4.52E-05</text:p>
          </table:table-cell>
          <table:table-cell office:value-type="float" office:value="0.0000298" calcext:value-type="float">
            <text:p>2.98E-05</text:p>
          </table:table-cell>
          <table:table-cell office:value-type="float" office:value="0.0000178" calcext:value-type="float">
            <text:p>1.78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317" calcext:value-type="float">
            <text:p>0.000317</text:p>
          </table:table-cell>
        </table:table-row>
        <table:table-row table:style-name="ro1">
          <table:table-cell office:value-type="float" office:value="65.26" calcext:value-type="float">
            <text:p>65.26</text:p>
          </table:table-cell>
          <table:table-cell office:value-type="float" office:value="0.0000442" calcext:value-type="float">
            <text:p>4.42E-05</text:p>
          </table:table-cell>
          <table:table-cell office:value-type="float" office:value="0.0000292" calcext:value-type="float">
            <text:p>2.92E-05</text:p>
          </table:table-cell>
          <table:table-cell office:value-type="float" office:value="0.0000175" calcext:value-type="float">
            <text:p>1.75E-0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313" calcext:value-type="float">
            <text:p>0.000313</text:p>
          </table:table-cell>
        </table:table-row>
        <table:table-row table:style-name="ro1">
          <table:table-cell office:value-type="float" office:value="66.328" calcext:value-type="float">
            <text:p>66.328</text:p>
          </table:table-cell>
          <table:table-cell office:value-type="float" office:value="0.0000433" calcext:value-type="float">
            <text:p>4.33E-05</text:p>
          </table:table-cell>
          <table:table-cell office:value-type="float" office:value="0.0000286" calcext:value-type="float">
            <text:p>2.86E-05</text:p>
          </table:table-cell>
          <table:table-cell office:value-type="float" office:value="0.0000171" calcext:value-type="float">
            <text:p>1.71E-0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683" calcext:value-type="float">
            <text:p>6.83E-0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308" calcext:value-type="float">
            <text:p>0.000308</text:p>
          </table:table-cell>
        </table:table-row>
        <table:table-row table:style-name="ro1">
          <table:table-cell office:value-type="float" office:value="67.413" calcext:value-type="float">
            <text:p>67.413</text:p>
          </table:table-cell>
          <table:table-cell office:value-type="float" office:value="0.0000423" calcext:value-type="float">
            <text:p>4.23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68" calcext:value-type="float">
            <text:p>1.68E-0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303" calcext:value-type="float">
            <text:p>0.000303</text:p>
          </table:table-cell>
        </table:table-row>
        <table:table-row table:style-name="ro1">
          <table:table-cell office:value-type="float" office:value="68.516" calcext:value-type="float">
            <text:p>68.516</text:p>
          </table:table-cell>
          <table:table-cell office:value-type="float" office:value="0.0000414" calcext:value-type="float">
            <text:p>4.14E-05</text:p>
          </table:table-cell>
          <table:table-cell office:value-type="float" office:value="0.0000273" calcext:value-type="float">
            <text:p>2.73E-05</text:p>
          </table:table-cell>
          <table:table-cell office:value-type="float" office:value="0.0000164" calcext:value-type="float">
            <text:p>1.64E-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657" calcext:value-type="float">
            <text:p>6.57E-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298" calcext:value-type="float">
            <text:p>0.000298</text:p>
          </table:table-cell>
        </table:table-row>
        <table:table-row table:style-name="ro1">
          <table:table-cell office:value-type="float" office:value="69.637" calcext:value-type="float">
            <text:p>69.637</text:p>
          </table:table-cell>
          <table:table-cell office:value-type="float" office:value="0.0000404" calcext:value-type="float">
            <text:p>4.04E-05</text:p>
          </table:table-cell>
          <table:table-cell office:value-type="float" office:value="0.0000267" calcext:value-type="float">
            <text:p>2.67E-05</text:p>
          </table:table-cell>
          <table:table-cell office:value-type="float" office:value="0.0000161" calcext:value-type="float">
            <text:p>1.61E-0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985" calcext:value-type="float">
            <text:p>9.85E-05</text:p>
          </table:table-cell>
          <table:table-cell office:value-type="float" office:value="0.0000645" calcext:value-type="float">
            <text:p>6.45E-0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294" calcext:value-type="float">
            <text:p>0.000294</text:p>
          </table:table-cell>
        </table:table-row>
        <table:table-row table:style-name="ro1">
          <table:table-cell office:value-type="float" office:value="70.777" calcext:value-type="float">
            <text:p>70.777</text:p>
          </table:table-cell>
          <table:table-cell office:value-type="float" office:value="0.0000395" calcext:value-type="float">
            <text:p>3.95E-05</text:p>
          </table:table-cell>
          <table:table-cell office:value-type="float" office:value="0.0000262" calcext:value-type="float">
            <text:p>2.62E-05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965" calcext:value-type="float">
            <text:p>9.65E-05</text:p>
          </table:table-cell>
          <table:table-cell office:value-type="float" office:value="0.0000632" calcext:value-type="float">
            <text:p>6.32E-05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289" calcext:value-type="float">
            <text:p>0.000289</text:p>
          </table:table-cell>
        </table:table-row>
        <table:table-row table:style-name="ro1">
          <table:table-cell office:value-type="float" office:value="71.935" calcext:value-type="float">
            <text:p>71.935</text:p>
          </table:table-cell>
          <table:table-cell office:value-type="float" office:value="0.0000386" calcext:value-type="float">
            <text:p>3.86E-05</text:p>
          </table:table-cell>
          <table:table-cell office:value-type="float" office:value="0.0000255" calcext:value-type="float">
            <text:p>2.55E-05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945" calcext:value-type="float">
            <text:p>9.45E-05</text:p>
          </table:table-cell>
          <table:table-cell office:value-type="float" office:value="0.0000619" calcext:value-type="float">
            <text:p>6.19E-05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284" calcext:value-type="float">
            <text:p>0.000284</text:p>
          </table:table-cell>
        </table:table-row>
        <table:table-row table:style-name="ro1">
          <table:table-cell office:value-type="float" office:value="73.112" calcext:value-type="float">
            <text:p>73.112</text:p>
          </table:table-cell>
          <table:table-cell office:value-type="float" office:value="0.0000377" calcext:value-type="float">
            <text:p>3.77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51" calcext:value-type="float">
            <text:p>1.51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924" calcext:value-type="float">
            <text:p>9.24E-05</text:p>
          </table:table-cell>
          <table:table-cell office:value-type="float" office:value="0.0000607" calcext:value-type="float">
            <text:p>6.07E-0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279" calcext:value-type="float">
            <text:p>0.000279</text:p>
          </table:table-cell>
        </table:table-row>
        <table:table-row table:style-name="ro1">
          <table:table-cell office:value-type="float" office:value="74.308" calcext:value-type="float">
            <text:p>74.308</text:p>
          </table:table-cell>
          <table:table-cell office:value-type="float" office:value="0.0000368" calcext:value-type="float">
            <text:p>3.68E-05</text:p>
          </table:table-cell>
          <table:table-cell office:value-type="float" office:value="0.0000244" calcext:value-type="float">
            <text:p>2.44E-05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905" calcext:value-type="float">
            <text:p>9.05E-05</text:p>
          </table:table-cell>
          <table:table-cell office:value-type="float" office:value="0.0000594" calcext:value-type="float">
            <text:p>5.94E-05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275" calcext:value-type="float">
            <text:p>0.000275</text:p>
          </table:table-cell>
        </table:table-row>
        <table:table-row table:style-name="ro1">
          <table:table-cell office:value-type="float" office:value="75.524" calcext:value-type="float">
            <text:p>75.524</text:p>
          </table:table-cell>
          <table:table-cell office:value-type="float" office:value="0.0000359" calcext:value-type="float">
            <text:p>3.59E-05</text:p>
          </table:table-cell>
          <table:table-cell office:value-type="float" office:value="0.0000238" calcext:value-type="float">
            <text:p>2.38E-05</text:p>
          </table:table-cell>
          <table:table-cell office:value-type="float" office:value="0.0000144" calcext:value-type="float">
            <text:p>1.44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885" calcext:value-type="float">
            <text:p>8.8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76.76" calcext:value-type="float">
            <text:p>76.7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232" calcext:value-type="float">
            <text:p>2.32E-05</text:p>
          </table:table-cell>
          <table:table-cell office:value-type="float" office:value="0.0000141" calcext:value-type="float">
            <text:p>1.41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866" calcext:value-type="float">
            <text:p>8.6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266" calcext:value-type="float">
            <text:p>0.000266</text:p>
          </table:table-cell>
        </table:table-row>
        <table:table-row table:style-name="ro1">
          <table:table-cell office:value-type="float" office:value="78.016" calcext:value-type="float">
            <text:p>78.016</text:p>
          </table:table-cell>
          <table:table-cell office:value-type="float" office:value="0.0000342" calcext:value-type="float">
            <text:p>3.42E-05</text:p>
          </table:table-cell>
          <table:table-cell office:value-type="float" office:value="0.0000227" calcext:value-type="float">
            <text:p>2.27E-05</text:p>
          </table:table-cell>
          <table:table-cell office:value-type="float" office:value="0.0000138" calcext:value-type="float">
            <text:p>1.38E-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847" calcext:value-type="float">
            <text:p>8.47E-05</text:p>
          </table:table-cell>
          <table:table-cell office:value-type="float" office:value="0.0000558" calcext:value-type="float">
            <text:p>5.58E-0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261" calcext:value-type="float">
            <text:p>0.000261</text:p>
          </table:table-cell>
        </table:table-row>
        <table:table-row table:style-name="ro1">
          <table:table-cell office:value-type="float" office:value="79.293" calcext:value-type="float">
            <text:p>79.293</text:p>
          </table:table-cell>
          <table:table-cell office:value-type="float" office:value="0.0000333" calcext:value-type="float">
            <text:p>3.33E-05</text:p>
          </table:table-cell>
          <table:table-cell office:value-type="float" office:value="0.0000222" calcext:value-type="float">
            <text:p>2.22E-05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828" calcext:value-type="float">
            <text:p>8.28E-05</text:p>
          </table:table-cell>
          <table:table-cell office:value-type="float" office:value="0.0000546" calcext:value-type="float">
            <text:p>5.46E-05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257" calcext:value-type="float">
            <text:p>0.000257</text:p>
          </table:table-cell>
        </table:table-row>
        <table:table-row table:style-name="ro1">
          <table:table-cell office:value-type="float" office:value="80.59" calcext:value-type="float">
            <text:p>80.59</text:p>
          </table:table-cell>
          <table:table-cell office:value-type="float" office:value="0.0000325" calcext:value-type="float">
            <text:p>3.25E-05</text:p>
          </table:table-cell>
          <table:table-cell office:value-type="float" office:value="0.0000216" calcext:value-type="float">
            <text:p>2.16E-05</text:p>
          </table:table-cell>
          <table:table-cell office:value-type="float" office:value="0.0000132" calcext:value-type="float">
            <text:p>1.32E-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535" calcext:value-type="float">
            <text:p>5.35E-05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81.909" calcext:value-type="float">
            <text:p>81.909</text:p>
          </table:table-cell>
          <table:table-cell office:value-type="float" office:value="0.0000317" calcext:value-type="float">
            <text:p>3.17E-05</text:p>
          </table:table-cell>
          <table:table-cell office:value-type="float" office:value="0.0000211" calcext:value-type="float">
            <text:p>2.11E-05</text:p>
          </table:table-cell>
          <table:table-cell office:value-type="float" office:value="0.0000129" calcext:value-type="float">
            <text:p>1.29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792" calcext:value-type="float">
            <text:p>7.92E-05</text:p>
          </table:table-cell>
          <table:table-cell office:value-type="float" office:value="0.0000524" calcext:value-type="float">
            <text:p>5.24E-0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248" calcext:value-type="float">
            <text:p>0.000248</text:p>
          </table:table-cell>
        </table:table-row>
        <table:table-row table:style-name="ro1">
          <table:table-cell office:value-type="float" office:value="83.25" calcext:value-type="float">
            <text:p>83.2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0.0000126" calcext:value-type="float">
            <text:p>1.26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775" calcext:value-type="float">
            <text:p>7.75E-05</text:p>
          </table:table-cell>
          <table:table-cell office:value-type="float" office:value="0.0000512" calcext:value-type="float">
            <text:p>5.12E-05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244" calcext:value-type="float">
            <text:p>0.000244</text:p>
          </table:table-cell>
        </table:table-row>
        <table:table-row table:style-name="ro1">
          <table:table-cell office:value-type="float" office:value="84.612" calcext:value-type="float">
            <text:p>84.612</text:p>
          </table:table-cell>
          <table:table-cell office:value-type="float" office:value="0.0000302" calcext:value-type="float">
            <text:p>3.02E-05</text:p>
          </table:table-cell>
          <table:table-cell office:value-type="float" office:value="0.0000201" calcext:value-type="float">
            <text:p>2.01E-05</text:p>
          </table:table-cell>
          <table:table-cell office:value-type="float" office:value="0.0000123" calcext:value-type="float">
            <text:p>1.23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757" calcext:value-type="float">
            <text:p>7.57E-05</text:p>
          </table:table-cell>
          <table:table-cell office:value-type="float" office:value="0.0000502" calcext:value-type="float">
            <text:p>5.02E-05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85.996" calcext:value-type="float">
            <text:p>85.996</text:p>
          </table:table-cell>
          <table:table-cell office:value-type="float" office:value="0.0000295" calcext:value-type="float">
            <text:p>2.95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491" calcext:value-type="float">
            <text:p>4.91E-05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236" calcext:value-type="float">
            <text:p>0.000236</text:p>
          </table:table-cell>
        </table:table-row>
        <table:table-row table:style-name="ro1">
          <table:table-cell office:value-type="float" office:value="87.404" calcext:value-type="float">
            <text:p>87.404</text:p>
          </table:table-cell>
          <table:table-cell office:value-type="float" office:value="0.0000287" calcext:value-type="float">
            <text:p>2.87E-05</text:p>
          </table:table-cell>
          <table:table-cell office:value-type="float" office:value="0.0000192" calcext:value-type="float">
            <text:p>1.92E-05</text:p>
          </table:table-cell>
          <table:table-cell office:value-type="float" office:value="0.0000118" calcext:value-type="float">
            <text:p>1.18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724" calcext:value-type="float">
            <text:p>7.24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232" calcext:value-type="float">
            <text:p>0.000232</text:p>
          </table:table-cell>
        </table:table-row>
        <table:table-row table:style-name="ro1">
          <table:table-cell office:value-type="float" office:value="88.834" calcext:value-type="float">
            <text:p>88.83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87" calcext:value-type="float">
            <text:p>1.87E-05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967" calcext:value-type="float">
            <text:p>9.67E-05</text:p>
          </table:table-cell>
          <table:table-cell office:value-type="float" office:value="0.0000707" calcext:value-type="float">
            <text:p>7.07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228" calcext:value-type="float">
            <text:p>0.000228</text:p>
          </table:table-cell>
        </table:table-row>
        <table:table-row table:style-name="ro1">
          <table:table-cell office:value-type="float" office:value="90.287" calcext:value-type="float">
            <text:p>90.287</text:p>
          </table:table-cell>
          <table:table-cell office:value-type="float" office:value="0.0000273" calcext:value-type="float">
            <text:p>2.73E-05</text:p>
          </table:table-cell>
          <table:table-cell office:value-type="float" office:value="0.0000182" calcext:value-type="float">
            <text:p>1.82E-05</text:p>
          </table:table-cell>
          <table:table-cell office:value-type="float" office:value="0.0000112" calcext:value-type="float">
            <text:p>1.12E-05</text:p>
          </table:table-cell>
          <table:table-cell office:value-type="float" office:value="0.0000944" calcext:value-type="float">
            <text:p>9.44E-05</text:p>
          </table:table-cell>
          <table:table-cell office:value-type="float" office:value="0.0000691" calcext:value-type="float">
            <text:p>6.91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224" calcext:value-type="float">
            <text:p>0.000224</text:p>
          </table:table-cell>
        </table:table-row>
        <table:table-row table:style-name="ro1">
          <table:table-cell office:value-type="float" office:value="91.765" calcext:value-type="float">
            <text:p>91.765</text:p>
          </table:table-cell>
          <table:table-cell office:value-type="float" office:value="0.0000266" calcext:value-type="float">
            <text:p>2.66E-05</text:p>
          </table:table-cell>
          <table:table-cell office:value-type="float" office:value="0.0000178" calcext:value-type="float">
            <text:p>1.7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922" calcext:value-type="float">
            <text:p>9.22E-05</text:p>
          </table:table-cell>
          <table:table-cell office:value-type="float" office:value="0.0000675" calcext:value-type="float">
            <text:p>6.75E-05</text:p>
          </table:table-cell>
          <table:table-cell office:value-type="float" office:value="0.0000449" calcext:value-type="float">
            <text:p>4.49E-05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93.266" calcext:value-type="float">
            <text:p>93.26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0.0000901" calcext:value-type="float">
            <text:p>9.0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216" calcext:value-type="float">
            <text:p>0.000216</text:p>
          </table:table-cell>
        </table:table-row>
        <table:table-row table:style-name="ro1">
          <table:table-cell office:value-type="float" office:value="94.793" calcext:value-type="float">
            <text:p>94.793</text:p>
          </table:table-cell>
          <table:table-cell office:value-type="float" office:value="0.0000253" calcext:value-type="float">
            <text:p>2.53E-05</text:p>
          </table:table-cell>
          <table:table-cell office:value-type="float" office:value="0.0000169" calcext:value-type="float">
            <text:p>1.69E-05</text:p>
          </table:table-cell>
          <table:table-cell office:value-type="float" office:value="0.0000104" calcext:value-type="float">
            <text:p>1.04E-05</text:p>
          </table:table-cell>
          <table:table-cell office:value-type="float" office:value="0.0000879" calcext:value-type="float">
            <text:p>8.79E-05</text:p>
          </table:table-cell>
          <table:table-cell office:value-type="float" office:value="0.0000644" calcext:value-type="float">
            <text:p>6.44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212" calcext:value-type="float">
            <text:p>0.000212</text:p>
          </table:table-cell>
        </table:table-row>
        <table:table-row table:style-name="ro1">
          <table:table-cell office:value-type="float" office:value="96.344" calcext:value-type="float">
            <text:p>96.344</text:p>
          </table:table-cell>
          <table:table-cell office:value-type="float" office:value="0.0000247" calcext:value-type="float">
            <text:p>2.47E-05</text:p>
          </table:table-cell>
          <table:table-cell office:value-type="float" office:value="0.0000165" calcext:value-type="float">
            <text:p>1.65E-05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858" calcext:value-type="float">
            <text:p>8.58E-05</text:p>
          </table:table-cell>
          <table:table-cell office:value-type="float" office:value="0.0000629" calcext:value-type="float">
            <text:p>6.29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08" calcext:value-type="float">
            <text:p>0.000208</text:p>
          </table:table-cell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61" calcext:value-type="float">
            <text:p>1.61E-05</text:p>
          </table:table-cell>
          <table:table-cell office:value-type="float" office:value="0.00000996" calcext:value-type="float">
            <text:p>9.96E-06</text:p>
          </table:table-cell>
          <table:table-cell office:value-type="float" office:value="0.0000838" calcext:value-type="float">
            <text:p>8.38E-05</text:p>
          </table:table-cell>
          <table:table-cell office:value-type="float" office:value="0.0000614" calcext:value-type="float">
            <text:p>6.14E-05</text:p>
          </table:table-cell>
          <table:table-cell office:value-type="float" office:value="0.0000411" calcext:value-type="float">
            <text:p>4.11E-05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204" calcext:value-type="float">
            <text:p>0.000204</text:p>
          </table:table-cell>
        </table:table-row>
        <table:table-row table:style-name="ro1">
          <table:table-cell office:value-type="float" office:value="99.522" calcext:value-type="float">
            <text:p>99.522</text:p>
          </table:table-cell>
          <table:table-cell office:value-type="float" office:value="0.0000234" calcext:value-type="float">
            <text:p>2.34E-05</text:p>
          </table:table-cell>
          <table:table-cell office:value-type="float" office:value="0.0000157" calcext:value-type="float">
            <text:p>1.57E-05</text:p>
          </table:table-cell>
          <table:table-cell office:value-type="float" office:value="0.00000972" calcext:value-type="float">
            <text:p>9.72E-06</text:p>
          </table:table-cell>
          <table:table-cell office:value-type="float" office:value="0.0000818" calcext:value-type="float">
            <text:p>8.1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401" calcext:value-type="float">
            <text:p>4.01E-05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101.151" calcext:value-type="float">
            <text:p>101.151</text:p>
          </table:table-cell>
          <table:table-cell office:value-type="float" office:value="0.0000228" calcext:value-type="float">
            <text:p>2.28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949" calcext:value-type="float">
            <text:p>9.49E-06</text:p>
          </table:table-cell>
          <table:table-cell office:value-type="float" office:value="0.0000798" calcext:value-type="float">
            <text:p>7.98E-0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0.0000392" calcext:value-type="float">
            <text:p>3.92E-0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197" calcext:value-type="float">
            <text:p>0.000197</text:p>
          </table:table-cell>
        </table:table-row>
        <table:table-row table:style-name="ro1">
          <table:table-cell office:value-type="float" office:value="102.806" calcext:value-type="float">
            <text:p>102.806</text:p>
          </table:table-cell>
          <table:table-cell office:value-type="float" office:value="0.0000222" calcext:value-type="float">
            <text:p>2.22E-05</text:p>
          </table:table-cell>
          <table:table-cell office:value-type="float" office:value="0.0000149" calcext:value-type="float">
            <text:p>1.49E-05</text:p>
          </table:table-cell>
          <table:table-cell office:value-type="float" office:value="0.00000927" calcext:value-type="float">
            <text:p>9.27E-06</text:p>
          </table:table-cell>
          <table:table-cell office:value-type="float" office:value="0.0000779" calcext:value-type="float">
            <text:p>7.79E-05</text:p>
          </table:table-cell>
          <table:table-cell office:value-type="float" office:value="0.0000572" calcext:value-type="float">
            <text:p>5.72E-05</text:p>
          </table:table-cell>
          <table:table-cell office:value-type="float" office:value="0.0000383" calcext:value-type="float">
            <text:p>3.83E-05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193" calcext:value-type="float">
            <text:p>0.000193</text:p>
          </table:table-cell>
        </table:table-row>
        <table:table-row table:style-name="ro1">
          <table:table-cell office:value-type="float" office:value="104.488" calcext:value-type="float">
            <text:p>104.488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0.00000905" calcext:value-type="float">
            <text:p>9.05E-06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558" calcext:value-type="float">
            <text:p>5.58E-05</text:p>
          </table:table-cell>
          <table:table-cell office:value-type="float" office:value="0.0000375" calcext:value-type="float">
            <text:p>3.75E-05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106.198" calcext:value-type="float">
            <text:p>106.198</text:p>
          </table:table-cell>
          <table:table-cell office:value-type="float" office:value="0.0000211" calcext:value-type="float">
            <text:p>2.11E-05</text:p>
          </table:table-cell>
          <table:table-cell office:value-type="float" office:value="0.0000142" calcext:value-type="float">
            <text:p>1.42E-05</text:p>
          </table:table-cell>
          <table:table-cell office:value-type="float" office:value="0.00000883" calcext:value-type="float">
            <text:p>8.83E-06</text:p>
          </table:table-cell>
          <table:table-cell office:value-type="float" office:value="0.0000742" calcext:value-type="float">
            <text:p>7.42E-05</text:p>
          </table:table-cell>
          <table:table-cell office:value-type="float" office:value="0.0000545" calcext:value-type="float">
            <text:p>5.45E-05</text:p>
          </table:table-cell>
          <table:table-cell office:value-type="float" office:value="0.0000366" calcext:value-type="float">
            <text:p>3.66E-05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1">
          <table:table-cell office:value-type="float" office:value="107.936" calcext:value-type="float">
            <text:p>107.936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0.0000138" calcext:value-type="float">
            <text:p>1.38E-05</text:p>
          </table:table-cell>
          <table:table-cell office:value-type="float" office:value="0.00000862" calcext:value-type="float">
            <text:p>8.62E-06</text:p>
          </table:table-cell>
          <table:table-cell office:value-type="float" office:value="0.0000725" calcext:value-type="float">
            <text:p>7.25E-05</text:p>
          </table:table-cell>
          <table:table-cell office:value-type="float" office:value="0.0000532" calcext:value-type="float">
            <text:p>5.32E-05</text:p>
          </table:table-cell>
          <table:table-cell office:value-type="float" office:value="0.0000358" calcext:value-type="float">
            <text:p>3.58E-0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float" office:value="109.702" calcext:value-type="float">
            <text:p>109.702</text:p>
          </table:table-cell>
          <table:table-cell office:value-type="float" office:value="0.0000201" calcext:value-type="float">
            <text:p>2.01E-05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0.00000842" calcext:value-type="float">
            <text:p>8.42E-06</text:p>
          </table:table-cell>
          <table:table-cell office:value-type="float" office:value="0.0000707" calcext:value-type="float">
            <text:p>7.0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111.497" calcext:value-type="float">
            <text:p>111.497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0.0000131" calcext:value-type="float">
            <text:p>1.31E-05</text:p>
          </table:table-cell>
          <table:table-cell office:value-type="float" office:value="0.00000822" calcext:value-type="float">
            <text:p>8.22E-06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08" calcext:value-type="float">
            <text:p>5.08E-05</text:p>
          </table:table-cell>
          <table:table-cell office:value-type="float" office:value="0.0000342" calcext:value-type="float">
            <text:p>3.42E-05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176" calcext:value-type="float">
            <text:p>0.000176</text:p>
          </table:table-cell>
        </table:table-row>
        <table:table-row table:style-name="ro1">
          <table:table-cell office:value-type="float" office:value="113.322" calcext:value-type="float">
            <text:p>113.32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28" calcext:value-type="float">
            <text:p>1.28E-05</text:p>
          </table:table-cell>
          <table:table-cell office:value-type="float" office:value="0.00000802" calcext:value-type="float">
            <text:p>8.02E-06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496" calcext:value-type="float">
            <text:p>4.96E-05</text:p>
          </table:table-cell>
          <table:table-cell office:value-type="float" office:value="0.0000334" calcext:value-type="float">
            <text:p>3.34E-05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1">
          <table:table-cell office:value-type="float" office:value="115.176" calcext:value-type="float">
            <text:p>115.176</text:p>
          </table:table-cell>
          <table:table-cell office:value-type="float" office:value="0.0000186" calcext:value-type="float">
            <text:p>1.86E-05</text:p>
          </table:table-cell>
          <table:table-cell office:value-type="float" office:value="0.0000125" calcext:value-type="float">
            <text:p>1.25E-05</text:p>
          </table:table-cell>
          <table:table-cell office:value-type="float" office:value="0.00000783" calcext:value-type="float">
            <text:p>7.83E-06</text:p>
          </table:table-cell>
          <table:table-cell office:value-type="float" office:value="0.0000658" calcext:value-type="float">
            <text:p>6.58E-05</text:p>
          </table:table-cell>
          <table:table-cell office:value-type="float" office:value="0.0000484" calcext:value-type="float">
            <text:p>4.84E-05</text:p>
          </table:table-cell>
          <table:table-cell office:value-type="float" office:value="0.0000327" calcext:value-type="float">
            <text:p>3.27E-05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117.061" calcext:value-type="float">
            <text:p>117.061</text:p>
          </table:table-cell>
          <table:table-cell office:value-type="float" office:value="0.0000181" calcext:value-type="float">
            <text:p>1.81E-05</text:p>
          </table:table-cell>
          <table:table-cell office:value-type="float" office:value="0.0000122" calcext:value-type="float">
            <text:p>1.22E-05</text:p>
          </table:table-cell>
          <table:table-cell office:value-type="float" office:value="0.00000765" calcext:value-type="float">
            <text:p>7.65E-06</text:p>
          </table:table-cell>
          <table:table-cell office:value-type="float" office:value="0.0000642" calcext:value-type="float">
            <text:p>6.42E-05</text:p>
          </table:table-cell>
          <table:table-cell office:value-type="float" office:value="0.0000473" calcext:value-type="float">
            <text:p>4.73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1">
          <table:table-cell office:value-type="float" office:value="118.976" calcext:value-type="float">
            <text:p>118.976</text:p>
          </table:table-cell>
          <table:table-cell office:value-type="float" office:value="0.0000176" calcext:value-type="float">
            <text:p>1.76E-05</text:p>
          </table:table-cell>
          <table:table-cell office:value-type="float" office:value="0.0000119" calcext:value-type="float">
            <text:p>1.19E-05</text:p>
          </table:table-cell>
          <table:table-cell office:value-type="float" office:value="0.00000746" calcext:value-type="float">
            <text:p>7.46E-06</text:p>
          </table:table-cell>
          <table:table-cell office:value-type="float" office:value="0.0000627" calcext:value-type="float">
            <text:p>6.27E-05</text:p>
          </table:table-cell>
          <table:table-cell office:value-type="float" office:value="0.0000461" calcext:value-type="float">
            <text:p>4.61E-05</text:p>
          </table:table-cell>
          <table:table-cell office:value-type="float" office:value="0.0000312" calcext:value-type="float">
            <text:p>3.12E-0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float" office:value="120.923" calcext:value-type="float">
            <text:p>120.923</text:p>
          </table:table-cell>
          <table:table-cell office:value-type="float" office:value="0.0000172" calcext:value-type="float">
            <text:p>1.72E-05</text:p>
          </table:table-cell>
          <table:table-cell office:value-type="float" office:value="0.0000116" calcext:value-type="float">
            <text:p>1.16E-05</text:p>
          </table:table-cell>
          <table:table-cell office:value-type="float" office:value="0.00000729" calcext:value-type="float">
            <text:p>7.29E-06</text:p>
          </table:table-cell>
          <table:table-cell office:value-type="float" office:value="0.0000612" calcext:value-type="float">
            <text:p>6.12E-05</text:p>
          </table:table-cell>
          <table:table-cell office:value-type="float" office:value="0.0000451" calcext:value-type="float">
            <text:p>4.51E-05</text:p>
          </table:table-cell>
          <table:table-cell office:value-type="float" office:value="0.0000305" calcext:value-type="float">
            <text:p>3.05E-05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float" office:value="122.902" calcext:value-type="float">
            <text:p>122.902</text:p>
          </table:table-cell>
          <table:table-cell office:value-type="float" office:value="0.0000167" calcext:value-type="float">
            <text:p>1.67E-05</text:p>
          </table:table-cell>
          <table:table-cell office:value-type="float" office:value="0.0000113" calcext:value-type="float">
            <text:p>1.13E-05</text:p>
          </table:table-cell>
          <table:table-cell office:value-type="float" office:value="0.00000711" calcext:value-type="float">
            <text:p>7.11E-06</text:p>
          </table:table-cell>
          <table:table-cell office:value-type="float" office:value="0.0000597" calcext:value-type="float">
            <text:p>5.97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298" calcext:value-type="float">
            <text:p>2.98E-05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58" calcext:value-type="float">
            <text:p>0.000158</text:p>
          </table:table-cell>
        </table:table-row>
        <table:table-row table:style-name="ro1">
          <table:table-cell office:value-type="float" office:value="124.913" calcext:value-type="float">
            <text:p>124.913</text:p>
          </table:table-cell>
          <table:table-cell office:value-type="float" office:value="0.0000163" calcext:value-type="float">
            <text:p>1.6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95" calcext:value-type="float">
            <text:p>6.95E-06</text:p>
          </table:table-cell>
          <table:table-cell office:value-type="float" office:value="0.0000583" calcext:value-type="float">
            <text:p>5.83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292" calcext:value-type="float">
            <text:p>2.92E-0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126.957" calcext:value-type="float">
            <text:p>126.957</text:p>
          </table:table-cell>
          <table:table-cell office:value-type="float" office:value="0.0000159" calcext:value-type="float">
            <text:p>1.59E-05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0.00000678" calcext:value-type="float">
            <text:p>6.78E-06</text:p>
          </table:table-cell>
          <table:table-cell office:value-type="float" office:value="0.0000569" calcext:value-type="float">
            <text:p>5.69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285" calcext:value-type="float">
            <text:p>2.85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52" calcext:value-type="float">
            <text:p>0.000152</text:p>
          </table:table-cell>
        </table:table-row>
        <table:table-row table:style-name="ro1">
          <table:table-cell office:value-type="float" office:value="129.035" calcext:value-type="float">
            <text:p>129.035</text:p>
          </table:table-cell>
          <table:table-cell office:value-type="float" office:value="0.0000155" calcext:value-type="float">
            <text:p>1.55E-05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662" calcext:value-type="float">
            <text:p>6.62E-06</text:p>
          </table:table-cell>
          <table:table-cell office:value-type="float" office:value="0.0000555" calcext:value-type="float">
            <text:p>5.55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279" calcext:value-type="float">
            <text:p>2.79E-05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149" calcext:value-type="float">
            <text:p>0.000149</text:p>
          </table:table-cell>
        </table:table-row>
        <table:table-row table:style-name="ro1">
          <table:table-cell office:value-type="float" office:value="131.146" calcext:value-type="float">
            <text:p>131.146</text:p>
          </table:table-cell>
          <table:table-cell office:value-type="float" office:value="0.0000151" calcext:value-type="float">
            <text:p>1.51E-05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0646" calcext:value-type="float">
            <text:p>6.46E-06</text:p>
          </table:table-cell>
          <table:table-cell office:value-type="float" office:value="0.0000542" calcext:value-type="float">
            <text:p>5.42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272" calcext:value-type="float">
            <text:p>2.72E-05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147" calcext:value-type="float">
            <text:p>0.000147</text:p>
          </table:table-cell>
        </table:table-row>
        <table:table-row table:style-name="ro1">
          <table:table-cell office:value-type="float" office:value="133.292" calcext:value-type="float">
            <text:p>133.292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0.00000994" calcext:value-type="float">
            <text:p>9.94E-06</text:p>
          </table:table-cell>
          <table:table-cell office:value-type="float" office:value="0.00000631" calcext:value-type="float">
            <text:p>6.31E-06</text:p>
          </table:table-cell>
          <table:table-cell office:value-type="float" office:value="0.0000529" calcext:value-type="float">
            <text:p>5.29E-05</text:p>
          </table:table-cell>
          <table:table-cell office:value-type="float" office:value="0.0000391" calcext:value-type="float">
            <text:p>3.91E-05</text:p>
          </table:table-cell>
          <table:table-cell office:value-type="float" office:value="0.0000266" calcext:value-type="float">
            <text:p>2.66E-05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44" calcext:value-type="float">
            <text:p>0.000144</text:p>
          </table:table-cell>
        </table:table-row>
        <table:table-row table:style-name="ro1">
          <table:table-cell office:value-type="float" office:value="135.473" calcext:value-type="float">
            <text:p>135.473</text:p>
          </table:table-cell>
          <table:table-cell office:value-type="float" office:value="0.0000143" calcext:value-type="float">
            <text:p>1.43E-05</text:p>
          </table:table-cell>
          <table:table-cell office:value-type="float" office:value="0.00000969" calcext:value-type="float">
            <text:p>9.69E-06</text:p>
          </table:table-cell>
          <table:table-cell office:value-type="float" office:value="0.00000616" calcext:value-type="float">
            <text:p>6.16E-06</text:p>
          </table:table-cell>
          <table:table-cell office:value-type="float" office:value="0.0000517" calcext:value-type="float">
            <text:p>5.17E-05</text:p>
          </table:table-cell>
          <table:table-cell office:value-type="float" office:value="0.0000381" calcext:value-type="float">
            <text:p>3.81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141" calcext:value-type="float">
            <text:p>0.000141</text:p>
          </table:table-cell>
        </table:table-row>
        <table:table-row table:style-name="ro1">
          <table:table-cell office:value-type="float" office:value="137.69" calcext:value-type="float">
            <text:p>137.6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945" calcext:value-type="float">
            <text:p>9.45E-06</text:p>
          </table:table-cell>
          <table:table-cell office:value-type="float" office:value="0.00000601" calcext:value-type="float">
            <text:p>6.01E-06</text:p>
          </table:table-cell>
          <table:table-cell office:value-type="float" office:value="0.0000504" calcext:value-type="float">
            <text:p>5.04E-05</text:p>
          </table:table-cell>
          <table:table-cell office:value-type="float" office:value="0.0000372" calcext:value-type="float">
            <text:p>3.72E-05</text:p>
          </table:table-cell>
          <table:table-cell office:value-type="float" office:value="0.0000254" calcext:value-type="float">
            <text:p>2.54E-0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139" calcext:value-type="float">
            <text:p>0.000139</text:p>
          </table:table-cell>
        </table:table-row>
        <table:table-row table:style-name="ro1">
          <table:table-cell office:value-type="float" office:value="139.943" calcext:value-type="float">
            <text:p>139.943</text:p>
          </table:table-cell>
          <table:table-cell office:value-type="float" office:value="0.0000136" calcext:value-type="float">
            <text:p>1.36E-05</text:p>
          </table:table-cell>
          <table:table-cell office:value-type="float" office:value="0.00000921" calcext:value-type="float">
            <text:p>9.21E-06</text:p>
          </table:table-cell>
          <table:table-cell office:value-type="float" office:value="0.00000587" calcext:value-type="float">
            <text:p>5.87E-06</text:p>
          </table:table-cell>
          <table:table-cell office:value-type="float" office:value="0.0000492" calcext:value-type="float">
            <text:p>4.92E-05</text:p>
          </table:table-cell>
          <table:table-cell office:value-type="float" office:value="0.0000364" calcext:value-type="float">
            <text:p>3.64E-05</text:p>
          </table:table-cell>
          <table:table-cell office:value-type="float" office:value="0.0000249" calcext:value-type="float">
            <text:p>2.49E-05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136" calcext:value-type="float">
            <text:p>0.000136</text:p>
          </table:table-cell>
        </table:table-row>
        <table:table-row table:style-name="ro1">
          <table:table-cell office:value-type="float" office:value="142.233" calcext:value-type="float">
            <text:p>142.233</text:p>
          </table:table-cell>
          <table:table-cell office:value-type="float" office:value="0.0000133" calcext:value-type="float">
            <text:p>1.33E-05</text:p>
          </table:table-cell>
          <table:table-cell office:value-type="float" office:value="0.00000898" calcext:value-type="float">
            <text:p>8.98E-06</text:p>
          </table:table-cell>
          <table:table-cell office:value-type="float" office:value="0.00000573" calcext:value-type="float">
            <text:p>5.73E-0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355" calcext:value-type="float">
            <text:p>3.55E-05</text:p>
          </table:table-cell>
          <table:table-cell office:value-type="float" office:value="0.0000243" calcext:value-type="float">
            <text:p>2.43E-05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34" calcext:value-type="float">
            <text:p>0.000134</text:p>
          </table:table-cell>
        </table:table-row>
        <table:table-row table:style-name="ro1">
          <table:table-cell office:value-type="float" office:value="144.56" calcext:value-type="float">
            <text:p>144.56</text:p>
          </table:table-cell>
          <table:table-cell office:value-type="float" office:value="0.0000129" calcext:value-type="float">
            <text:p>1.29E-05</text:p>
          </table:table-cell>
          <table:table-cell office:value-type="float" office:value="0.00000876" calcext:value-type="float">
            <text:p>8.76E-06</text:p>
          </table:table-cell>
          <table:table-cell office:value-type="float" office:value="0.0000056" calcext:value-type="float">
            <text:p>5.6E-06</text:p>
          </table:table-cell>
          <table:table-cell office:value-type="float" office:value="0.0000469" calcext:value-type="float">
            <text:p>4.69E-05</text:p>
          </table:table-cell>
          <table:table-cell office:value-type="float" office:value="0.0000347" calcext:value-type="float">
            <text:p>3.47E-05</text:p>
          </table:table-cell>
          <table:table-cell office:value-type="float" office:value="0.0000238" calcext:value-type="float">
            <text:p>2.38E-05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146.926" calcext:value-type="float">
            <text:p>146.926</text:p>
          </table:table-cell>
          <table:table-cell office:value-type="float" office:value="0.0000126" calcext:value-type="float">
            <text:p>1.26E-05</text:p>
          </table:table-cell>
          <table:table-cell office:value-type="float" office:value="0.00000854" calcext:value-type="float">
            <text:p>8.54E-06</text:p>
          </table:table-cell>
          <table:table-cell office:value-type="float" office:value="0.00000546" calcext:value-type="float">
            <text:p>5.46E-06</text:p>
          </table:table-cell>
          <table:table-cell office:value-type="float" office:value="0.0000458" calcext:value-type="float">
            <text:p>4.58E-05</text:p>
          </table:table-cell>
          <table:table-cell office:value-type="float" office:value="0.0000339" calcext:value-type="float">
            <text:p>3.39E-05</text:p>
          </table:table-cell>
          <table:table-cell office:value-type="float" office:value="0.0000232" calcext:value-type="float">
            <text:p>2.32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29" calcext:value-type="float">
            <text:p>0.000129</text:p>
          </table:table-cell>
        </table:table-row>
        <table:table-row table:style-name="ro1">
          <table:table-cell office:value-type="float" office:value="149.33" calcext:value-type="float">
            <text:p>149.33</text:p>
          </table:table-cell>
          <table:table-cell office:value-type="float" office:value="0.0000123" calcext:value-type="float">
            <text:p>1.23E-05</text:p>
          </table:table-cell>
          <table:table-cell office:value-type="float" office:value="0.00000833" calcext:value-type="float">
            <text:p>8.33E-06</text:p>
          </table:table-cell>
          <table:table-cell office:value-type="float" office:value="0.00000533" calcext:value-type="float">
            <text:p>5.33E-06</text:p>
          </table:table-cell>
          <table:table-cell office:value-type="float" office:value="0.0000447" calcext:value-type="float">
            <text:p>4.47E-05</text:p>
          </table:table-cell>
          <table:table-cell office:value-type="float" office:value="0.0000331" calcext:value-type="float">
            <text:p>3.31E-05</text:p>
          </table:table-cell>
          <table:table-cell office:value-type="float" office:value="0.0000227" calcext:value-type="float">
            <text:p>2.27E-05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27" calcext:value-type="float">
            <text:p>0.000127</text:p>
          </table:table-cell>
        </table:table-row>
        <table:table-row table:style-name="ro1">
          <table:table-cell office:value-type="float" office:value="151.774" calcext:value-type="float">
            <text:p>151.774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812" calcext:value-type="float">
            <text:p>8.12E-06</text:p>
          </table:table-cell>
          <table:table-cell office:value-type="float" office:value="0.00000521" calcext:value-type="float">
            <text:p>5.21E-06</text:p>
          </table:table-cell>
          <table:table-cell office:value-type="float" office:value="0.0000436" calcext:value-type="float">
            <text:p>4.36E-05</text:p>
          </table:table-cell>
          <table:table-cell office:value-type="float" office:value="0.0000323" calcext:value-type="float">
            <text:p>3.23E-05</text:p>
          </table:table-cell>
          <table:table-cell office:value-type="float" office:value="0.0000222" calcext:value-type="float">
            <text:p>2.22E-0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24" calcext:value-type="float">
            <text:p>0.000124</text:p>
          </table:table-cell>
        </table:table-row>
        <table:table-row table:style-name="ro1">
          <table:table-cell office:value-type="float" office:value="154.257" calcext:value-type="float">
            <text:p>154.257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00791" calcext:value-type="float">
            <text:p>7.91E-06</text:p>
          </table:table-cell>
          <table:table-cell office:value-type="float" office:value="0.00000508" calcext:value-type="float">
            <text:p>5.08E-06</text:p>
          </table:table-cell>
          <table:table-cell office:value-type="float" office:value="0.0000426" calcext:value-type="float">
            <text:p>4.26E-05</text:p>
          </table:table-cell>
          <table:table-cell office:value-type="float" office:value="0.0000315" calcext:value-type="float">
            <text:p>3.15E-0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22" calcext:value-type="float">
            <text:p>0.000122</text:p>
          </table:table-cell>
        </table:table-row>
        <table:table-row table:style-name="ro1">
          <table:table-cell office:value-type="float" office:value="156.781" calcext:value-type="float">
            <text:p>156.781</text:p>
          </table:table-cell>
          <table:table-cell office:value-type="float" office:value="0.0000114" calcext:value-type="float">
            <text:p>1.14E-05</text:p>
          </table:table-cell>
          <table:table-cell office:value-type="float" office:value="0.00000772" calcext:value-type="float">
            <text:p>7.72E-06</text:p>
          </table:table-cell>
          <table:table-cell office:value-type="float" office:value="0.00000496" calcext:value-type="float">
            <text:p>4.96E-06</text:p>
          </table:table-cell>
          <table:table-cell office:value-type="float" office:value="0.0000416" calcext:value-type="float">
            <text:p>4.16E-05</text:p>
          </table:table-cell>
          <table:table-cell office:value-type="float" office:value="0.0000308" calcext:value-type="float">
            <text:p>3.08E-05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159.347" calcext:value-type="float">
            <text:p>159.347</text:p>
          </table:table-cell>
          <table:table-cell office:value-type="float" office:value="0.0000111" calcext:value-type="float">
            <text:p>1.11E-05</text:p>
          </table:table-cell>
          <table:table-cell office:value-type="float" office:value="0.00000752" calcext:value-type="float">
            <text:p>7.52E-06</text:p>
          </table:table-cell>
          <table:table-cell office:value-type="float" office:value="0.00000484" calcext:value-type="float">
            <text:p>4.84E-06</text:p>
          </table:table-cell>
          <table:table-cell office:value-type="float" office:value="0.0000406" calcext:value-type="float">
            <text:p>4.06E-05</text:p>
          </table:table-cell>
          <table:table-cell office:value-type="float" office:value="0.0000301" calcext:value-type="float">
            <text:p>3.01E-05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161.954" calcext:value-type="float">
            <text:p>161.954</text:p>
          </table:table-cell>
          <table:table-cell office:value-type="float" office:value="0.0000108" calcext:value-type="float">
            <text:p>1.08E-05</text:p>
          </table:table-cell>
          <table:table-cell office:value-type="float" office:value="0.00000734" calcext:value-type="float">
            <text:p>7.34E-06</text:p>
          </table:table-cell>
          <table:table-cell office:value-type="float" office:value="0.00000473" calcext:value-type="float">
            <text:p>4.73E-06</text:p>
          </table:table-cell>
          <table:table-cell office:value-type="float" office:value="0.0000396" calcext:value-type="float">
            <text:p>3.96E-05</text:p>
          </table:table-cell>
          <table:table-cell office:value-type="float" office:value="0.0000294" calcext:value-type="float">
            <text:p>2.94E-05</text:p>
          </table:table-cell>
          <table:table-cell office:value-type="float" office:value="0.0000203" calcext:value-type="float">
            <text:p>2.03E-0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164.604" calcext:value-type="float">
            <text:p>164.604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715" calcext:value-type="float">
            <text:p>7.15E-06</text:p>
          </table:table-cell>
          <table:table-cell office:value-type="float" office:value="0.00000462" calcext:value-type="float">
            <text:p>4.62E-06</text:p>
          </table:table-cell>
          <table:table-cell office:value-type="float" office:value="0.0000386" calcext:value-type="float">
            <text:p>3.86E-05</text:p>
          </table:table-cell>
          <table:table-cell office:value-type="float" office:value="0.0000287" calcext:value-type="float">
            <text:p>2.87E-05</text:p>
          </table:table-cell>
          <table:table-cell office:value-type="float" office:value="0.0000198" calcext:value-type="float">
            <text:p>1.98E-0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14" calcext:value-type="float">
            <text:p>0.000114</text:p>
          </table:table-cell>
        </table:table-row>
        <table:table-row table:style-name="ro1">
          <table:table-cell office:value-type="float" office:value="167.298" calcext:value-type="float">
            <text:p>167.298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0697" calcext:value-type="float">
            <text:p>6.97E-06</text:p>
          </table:table-cell>
          <table:table-cell office:value-type="float" office:value="0.00000451" calcext:value-type="float">
            <text:p>4.51E-06</text:p>
          </table:table-cell>
          <table:table-cell office:value-type="float" office:value="0.0000377" calcext:value-type="float">
            <text:p>3.7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94" calcext:value-type="float">
            <text:p>1.94E-0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170.035" calcext:value-type="float">
            <text:p>170.035</text:p>
          </table:table-cell>
          <table:table-cell office:value-type="float" office:value="0.00000998" calcext:value-type="float">
            <text:p>9.98E-06</text:p>
          </table:table-cell>
          <table:table-cell office:value-type="float" office:value="0.0000068" calcext:value-type="float">
            <text:p>6.8E-06</text:p>
          </table:table-cell>
          <table:table-cell office:value-type="float" office:value="0.0000044" calcext:value-type="float">
            <text:p>4.4E-06</text:p>
          </table:table-cell>
          <table:table-cell office:value-type="float" office:value="0.0000368" calcext:value-type="float">
            <text:p>3.68E-05</text:p>
          </table:table-cell>
          <table:table-cell office:value-type="float" office:value="0.0000273" calcext:value-type="float">
            <text:p>2.73E-05</text:p>
          </table:table-cell>
          <table:table-cell office:value-type="float" office:value="0.0000189" calcext:value-type="float">
            <text:p>1.89E-0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172.818" calcext:value-type="float">
            <text:p>172.818</text:p>
          </table:table-cell>
          <table:table-cell office:value-type="float" office:value="0.00000972" calcext:value-type="float">
            <text:p>9.72E-06</text:p>
          </table:table-cell>
          <table:table-cell office:value-type="float" office:value="0.00000663" calcext:value-type="float">
            <text:p>6.63E-06</text:p>
          </table:table-cell>
          <table:table-cell office:value-type="float" office:value="0.0000043" calcext:value-type="float">
            <text:p>4.3E-06</text:p>
          </table:table-cell>
          <table:table-cell office:value-type="float" office:value="0.0000359" calcext:value-type="float">
            <text:p>3.59E-05</text:p>
          </table:table-cell>
          <table:table-cell office:value-type="float" office:value="0.0000267" calcext:value-type="float">
            <text:p>2.67E-05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float" office:value="175.646" calcext:value-type="float">
            <text:p>175.646</text:p>
          </table:table-cell>
          <table:table-cell office:value-type="float" office:value="0.00000947" calcext:value-type="float">
            <text:p>9.47E-06</text:p>
          </table:table-cell>
          <table:table-cell office:value-type="float" office:value="0.00000646" calcext:value-type="float">
            <text:p>6.46E-06</text:p>
          </table:table-cell>
          <table:table-cell office:value-type="float" office:value="0.00000419" calcext:value-type="float">
            <text:p>4.19E-06</text:p>
          </table:table-cell>
          <table:table-cell office:value-type="float" office:value="0.0000351" calcext:value-type="float">
            <text:p>3.51E-05</text:p>
          </table:table-cell>
          <table:table-cell office:value-type="float" office:value="0.0000261" calcext:value-type="float">
            <text:p>2.61E-05</text:p>
          </table:table-cell>
          <table:table-cell office:value-type="float" office:value="0.0000181" calcext:value-type="float">
            <text:p>1.81E-0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178.52" calcext:value-type="float">
            <text:p>178.52</text:p>
          </table:table-cell>
          <table:table-cell office:value-type="float" office:value="0.00000923" calcext:value-type="float">
            <text:p>9.23E-06</text:p>
          </table:table-cell>
          <table:table-cell office:value-type="float" office:value="0.0000063" calcext:value-type="float">
            <text:p>6.3E-06</text:p>
          </table:table-cell>
          <table:table-cell office:value-type="float" office:value="0.0000041" calcext:value-type="float">
            <text:p>4.1E-06</text:p>
          </table:table-cell>
          <table:table-cell office:value-type="float" office:value="0.0000342" calcext:value-type="float">
            <text:p>3.42E-05</text:p>
          </table:table-cell>
          <table:table-cell office:value-type="float" office:value="0.0000254" calcext:value-type="float">
            <text:p>2.54E-05</text:p>
          </table:table-cell>
          <table:table-cell office:value-type="float" office:value="0.0000177" calcext:value-type="float">
            <text:p>1.77E-0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181.441" calcext:value-type="float">
            <text:p>181.44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14" calcext:value-type="float">
            <text:p>6.14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34" calcext:value-type="float">
            <text:p>3.34E-05</text:p>
          </table:table-cell>
          <table:table-cell office:value-type="float" office:value="0.0000248" calcext:value-type="float">
            <text:p>2.48E-05</text:p>
          </table:table-cell>
          <table:table-cell office:value-type="float" office:value="0.0000173" calcext:value-type="float">
            <text:p>1.73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184.41" calcext:value-type="float">
            <text:p>184.41</text:p>
          </table:table-cell>
          <table:table-cell office:value-type="float" office:value="0.00000877" calcext:value-type="float">
            <text:p>8.77E-06</text:p>
          </table:table-cell>
          <table:table-cell office:value-type="float" office:value="0.00000599" calcext:value-type="float">
            <text:p>5.99E-06</text:p>
          </table:table-cell>
          <table:table-cell office:value-type="float" office:value="0.0000039" calcext:value-type="float">
            <text:p>3.9E-06</text:p>
          </table:table-cell>
          <table:table-cell office:value-type="float" office:value="0.0000326" calcext:value-type="float">
            <text:p>3.26E-05</text:p>
          </table:table-cell>
          <table:table-cell office:value-type="float" office:value="0.0000243" calcext:value-type="float">
            <text:p>2.43E-05</text:p>
          </table:table-cell>
          <table:table-cell office:value-type="float" office:value="0.0000169" calcext:value-type="float">
            <text:p>1.69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998" calcext:value-type="float">
            <text:p>9.98E-05</text:p>
          </table:table-cell>
        </table:table-row>
        <table:table-row table:style-name="ro1">
          <table:table-cell office:value-type="float" office:value="187.428" calcext:value-type="float">
            <text:p>187.428</text:p>
          </table:table-cell>
          <table:table-cell office:value-type="float" office:value="0.00000854" calcext:value-type="float">
            <text:p>8.54E-06</text:p>
          </table:table-cell>
          <table:table-cell office:value-type="float" office:value="0.00000584" calcext:value-type="float">
            <text:p>5.84E-06</text:p>
          </table:table-cell>
          <table:table-cell office:value-type="float" office:value="0.00000381" calcext:value-type="float">
            <text:p>3.81E-06</text:p>
          </table:table-cell>
          <table:table-cell office:value-type="float" office:value="0.0000319" calcext:value-type="float">
            <text:p>3.19E-05</text:p>
          </table:table-cell>
          <table:table-cell office:value-type="float" office:value="0.0000237" calcext:value-type="float">
            <text:p>2.37E-05</text:p>
          </table:table-cell>
          <table:table-cell office:value-type="float" office:value="0.0000165" calcext:value-type="float">
            <text:p>1.65E-0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190.495" calcext:value-type="float">
            <text:p>190.495</text:p>
          </table:table-cell>
          <table:table-cell office:value-type="float" office:value="0.00000833" calcext:value-type="float">
            <text:p>8.33E-06</text:p>
          </table:table-cell>
          <table:table-cell office:value-type="float" office:value="0.00000569" calcext:value-type="float">
            <text:p>5.69E-06</text:p>
          </table:table-cell>
          <table:table-cell office:value-type="float" office:value="0.00000372" calcext:value-type="float">
            <text:p>3.72E-06</text:p>
          </table:table-cell>
          <table:table-cell office:value-type="float" office:value="0.0000311" calcext:value-type="float">
            <text:p>3.11E-05</text:p>
          </table:table-cell>
          <table:table-cell office:value-type="float" office:value="0.0000231" calcext:value-type="float">
            <text:p>2.31E-05</text:p>
          </table:table-cell>
          <table:table-cell office:value-type="float" office:value="0.0000161" calcext:value-type="float">
            <text:p>1.61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962" calcext:value-type="float">
            <text:p>9.62E-05</text:p>
          </table:table-cell>
        </table:table-row>
        <table:table-row table:style-name="ro1">
          <table:table-cell office:value-type="float" office:value="193.612" calcext:value-type="float">
            <text:p>193.612</text:p>
          </table:table-cell>
          <table:table-cell office:value-type="float" office:value="0.00000811" calcext:value-type="float">
            <text:p>8.11E-06</text:p>
          </table:table-cell>
          <table:table-cell office:value-type="float" office:value="0.00000555" calcext:value-type="float">
            <text:p>5.55E-06</text:p>
          </table:table-cell>
          <table:table-cell office:value-type="float" office:value="0.00000363" calcext:value-type="float">
            <text:p>3.63E-06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0.0000226" calcext:value-type="float">
            <text:p>2.26E-05</text:p>
          </table:table-cell>
          <table:table-cell office:value-type="float" office:value="0.0000158" calcext:value-type="float">
            <text:p>1.58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945" calcext:value-type="float">
            <text:p>9.45E-05</text:p>
          </table:table-cell>
        </table:table-row>
        <table:table-row table:style-name="ro1">
          <table:table-cell office:value-type="float" office:value="196.78" calcext:value-type="float">
            <text:p>196.78</text:p>
          </table:table-cell>
          <table:table-cell office:value-type="float" office:value="0.00000791" calcext:value-type="float">
            <text:p>7.91E-06</text:p>
          </table:table-cell>
          <table:table-cell office:value-type="float" office:value="0.00000541" calcext:value-type="float">
            <text:p>5.41E-06</text:p>
          </table:table-cell>
          <table:table-cell office:value-type="float" office:value="0.00000355" calcext:value-type="float">
            <text:p>3.55E-06</text:p>
          </table:table-cell>
          <table:table-cell office:value-type="float" office:value="0.0000296" calcext:value-type="float">
            <text:p>2.96E-05</text:p>
          </table:table-cell>
          <table:table-cell office:value-type="float" office:value="0.0000221" calcext:value-type="float">
            <text:p>2.21E-05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928" calcext:value-type="float">
            <text:p>9.28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77" calcext:value-type="float">
            <text:p>7.7E-06</text:p>
          </table:table-cell>
          <table:table-cell office:value-type="float" office:value="0.00000528" calcext:value-type="float">
            <text:p>5.28E-06</text:p>
          </table:table-cell>
          <table:table-cell office:value-type="float" office:value="0.00000346" calcext:value-type="float">
            <text:p>3.46E-06</text:p>
          </table:table-cell>
          <table:table-cell office:value-type="float" office:value="0.0000289" calcext:value-type="float">
            <text:p>2.89E-05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0.0000151" calcext:value-type="float">
            <text:p>1.51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911" calcext:value-type="float">
            <text:p>9.11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90" meta:object-count="0"/>
    <meta:generator>LibreOffice/5.4.4.2$Linux_X86_64 LibreOffice_project/40m0$Build-2</meta:generator>
  </office:meta>
</office:document-meta>
</file>